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.523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718cm"/>
    </style:style>
    <style:style style:name="co19" style:family="table-column">
      <style:table-column-properties fo:break-before="auto" style:column-width="4.967cm"/>
    </style:style>
    <style:style style:name="co20" style:family="table-column">
      <style:table-column-properties fo:break-before="auto" style:column-width="3.217cm"/>
    </style:style>
    <style:style style:name="co21" style:family="table-column">
      <style:table-column-properties fo:break-before="auto" style:column-width="3.718cm"/>
    </style:style>
    <style:style style:name="co13" style:family="table-column">
      <style:table-column-properties fo:break-before="auto" style:column-width="2.635cm"/>
    </style:style>
    <style:style style:name="co14" style:family="table-column">
      <style:table-column-properties fo:break-before="auto" style:column-width="4.551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1.027cm"/>
    </style:style>
    <style:style style:name="co17" style:family="table-column">
      <style:table-column-properties fo:break-before="auto" style:column-width="1.138cm"/>
    </style:style>
    <style:style style:name="co18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886cm"/>
    </style:style>
    <style:style style:name="co23" style:family="table-column">
      <style:table-column-properties fo:break-before="auto" style:column-width="1.997cm"/>
    </style:style>
    <style:style style:name="co24" style:family="table-column">
      <style:table-column-properties fo:break-before="auto" style:column-width="1.748cm"/>
    </style:style>
    <style:style style:name="co25" style:family="table-column">
      <style:table-column-properties fo:break-before="auto" style:column-width="1.332cm"/>
    </style:style>
    <style:style style:name="co26" style:family="table-column">
      <style:table-column-properties fo:break-before="auto" style:column-width="1.164cm"/>
    </style:style>
    <style:style style:name="co27" style:family="table-column">
      <style:table-column-properties fo:break-before="auto" style:column-width="1.247cm"/>
    </style:style>
    <style:style style:name="co28" style:family="table-column">
      <style:table-column-properties fo:break-before="auto" style:column-width="1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9" style:family="table-cell" style:parent-style-name="Default">
      <style:table-cell-properties fo:background-color="#0066cc"/>
      <style:text-properties fo:color="#ffff00"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0066cc"/>
      <style:text-properties fo:color="#ccff66"/>
    </style:style>
    <style:style style:name="ce21" style:family="table-cell" style:parent-style-name="Default">
      <style:table-cell-properties fo:background-color="#0066cc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99"/>
    </style:style>
    <style:style style:name="ce24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#0066cc"/>
      <style:text-properties fo:color="#ccccff"/>
    </style:style>
    <style:style style:name="ce26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ccccff"/>
    </style:style>
    <style:style style:name="ce28" style:family="table-cell" style:parent-style-name="Default">
      <style:table-cell-properties fo:background-color="#0066cc"/>
      <style:text-properties fo:color="#cccccc" fo:font-weight="bold" style:font-weight-asian="bold" style:font-weight-complex="bold"/>
    </style:style>
    <style:style style:name="ce29" style:family="table-cell" style:parent-style-name="Default" style:data-style-name="N109">
      <style:table-cell-properties fo:background-color="#66ccff" style:text-align-source="fix" style:repeat-content="false"/>
      <style:paragraph-properties fo:text-align="center"/>
      <style:text-properties fo:color="#ff420e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66ccff"/>
      <style:text-properties fo:color="#0000cc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66ccff"/>
    </style:style>
    <style:style style:name="ce32" style:family="table-cell" style:parent-style-name="Default" style:data-style-name="N1">
      <style:table-cell-properties fo:background-color="#66cc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66ccff"/>
    </style:style>
    <style:style style:name="ce34" style:family="table-cell" style:parent-style-name="Default">
      <style:table-cell-properties fo:background-color="#00cccc"/>
      <style:text-properties fo:color="#0000ff" fo:font-weight="bold" style:font-weight-asian="bold" style:font-weight-complex="bold"/>
    </style:style>
    <style:style style:name="ce36" style:family="table-cell" style:parent-style-name="Default" style:data-style-name="N1">
      <style:table-cell-properties fo:background-color="#00cccc"/>
    </style:style>
    <style:style style:name="ce37" style:family="table-cell" style:parent-style-name="Default" style:data-style-name="N1">
      <style:table-cell-properties fo:background-color="#00cccc"/>
      <style:text-properties fo:font-weight="bold" style:font-weight-asian="bold" style:font-weight-complex="bold"/>
    </style:style>
    <style:style style:name="ce45" style:family="table-cell" style:parent-style-name="Default" style:data-style-name="N107">
      <style:table-cell-properties fo:background-color="#99ffff"/>
    </style:style>
    <style:style style:name="ce35" style:family="table-cell" style:parent-style-name="Default">
      <style:table-cell-properties fo:background-color="#ffcc00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66ffff"/>
    </style:style>
    <style:style style:name="ce41" style:family="table-cell" style:parent-style-name="Default">
      <style:table-cell-properties fo:background-color="#ff6600"/>
    </style:style>
    <style:style style:name="ce42" style:family="table-cell" style:parent-style-name="Default">
      <style:table-cell-properties fo:background-color="#ccffff"/>
    </style:style>
    <style:style style:name="ce43" style:family="table-cell" style:parent-style-name="Default">
      <style:table-cell-properties fo:background-color="#99ffff"/>
    </style:style>
    <style:style style:name="ce44" style:family="table-cell" style:parent-style-name="Default">
      <style:table-cell-properties fo:background-color="#ff99ff"/>
    </style:style>
    <style:style style:name="ce46" style:family="table-cell" style:parent-style-name="Default" style:data-style-name="N107">
      <style:table-cell-properties fo:background-color="#ff420e"/>
    </style:style>
    <style:style style:name="ce48" style:family="table-cell" style:parent-style-name="Default">
      <style:table-cell-properties fo:background-color="#66ffff"/>
      <style:text-properties fo:color="#000000"/>
    </style:style>
    <style:style style:name="ce49" style:family="table-cell" style:parent-style-name="Default" style:data-style-name="N107">
      <style:table-cell-properties fo:background-color="#ff9900"/>
    </style:style>
    <style:style style:name="ce50" style:family="table-cell" style:parent-style-name="Default">
      <style:table-cell-properties fo:background-color="#cccccc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1" style:family="table-cell" style:parent-style-name="Default">
      <style:table-cell-properties fo:background-color="#cccccc"/>
    </style:style>
    <style:style style:name="ce52" style:family="table-cell" style:parent-style-name="Default">
      <style:table-cell-properties fo:background-color="#669999"/>
    </style:style>
    <style:style style:name="ce53" style:family="table-cell" style:parent-style-name="Default">
      <style:table-cell-properties fo:background-color="#ffff66"/>
    </style:style>
    <style:style style:name="ce54" style:family="table-cell" style:parent-style-name="Default">
      <style:table-cell-properties fo:background-color="#669999"/>
      <style:text-properties fo:font-style="italic" style:font-style-asian="italic" style:font-style-complex="italic"/>
    </style:style>
    <style:style style:name="ce55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1" style:family="table-cell" style:parent-style-name="Default" style:data-style-name="N107">
      <style:table-cell-properties fo:background-color="transparent"/>
    </style:style>
    <style:style style:name="ce57" style:family="table-cell" style:parent-style-name="Default">
      <style:table-cell-properties style:text-align-source="fix" style:repeat-content="false"/>
      <style:paragraph-properties fo:text-align="center"/>
    </style:style>
    <style:style style:name="ce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cccc"/>
    </style:style>
    <style:style style:name="ce61" style:family="table-cell" style:parent-style-name="Default">
      <style:table-cell-properties fo:background-color="#00cccc"/>
      <style:text-properties fo:color="#000000"/>
    </style:style>
    <style:style style:name="ce62" style:family="table-cell" style:parent-style-name="Default">
      <style:table-cell-properties fo:background-color="#333300"/>
      <style:text-properties fo:color="#ffcc00"/>
    </style:style>
    <style:style style:name="ce63" style:family="table-cell" style:parent-style-name="Default">
      <style:table-cell-properties fo:background-color="#333300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fo:background-color="#ffff99"/>
      <style:text-properties fo:color="#000000"/>
    </style:style>
    <style:style style:name="ce66" style:family="table-cell" style:parent-style-name="Default">
      <style:table-cell-properties fo:background-color="#99cccc"/>
    </style:style>
    <style:style style:name="ce67" style:family="table-cell" style:parent-style-name="Default">
      <style:table-cell-properties fo:background-color="#996600"/>
    </style:style>
    <style:style style:name="ce68" style:family="table-cell" style:parent-style-name="Default">
      <style:table-cell-properties fo:background-color="#ff9900"/>
    </style:style>
    <style:style style:name="ce69" style:family="table-cell" style:parent-style-name="Default">
      <style:table-cell-properties fo:background-color="#ffff99" style:text-align-source="fix" style:repeat-content="false"/>
      <style:paragraph-properties fo:text-align="center"/>
    </style:style>
    <style:style style:name="ce70" style:family="table-cell" style:parent-style-name="Default">
      <style:table-cell-properties fo:background-color="#ff6666"/>
    </style:style>
    <style:style style:name="ce72" style:family="table-cell" style:parent-style-name="Default">
      <style:table-cell-properties fo:background-color="#3399ff"/>
    </style:style>
    <style:style style:name="ce73" style:family="table-cell" style:parent-style-name="Default">
      <style:table-cell-properties fo:background-color="#3399ff"/>
      <style:text-properties fo:color="#000000"/>
    </style:style>
    <style:style style:name="ce74" style:family="table-cell" style:parent-style-name="Default">
      <style:table-cell-properties fo:background-color="#009900"/>
    </style:style>
  </office:automatic-styles>
  <office:body>
    <office:spreadsheet>
      <table:table table:name="Cascade Design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7" table:default-cell-style-name="Default"/>
        <table:table-row table:style-name="ro1" table:number-rows-repeated="10">
          <table:table-cell table:number-columns-repeated="13"/>
        </table:table-row>
        <table:table-row table:style-name="ro1">
          <table:table-cell table:style-name="ce2" office:value-type="string">
            <text:p>Nominal Battery Voltage</text:p>
          </table:table-cell>
          <table:table-cell table:style-name="ce22" office:value-type="float" office:value="26.5">
            <text:p>26.5</text:p>
          </table:table-cell>
          <table:table-cell table:style-name="ce22"/>
          <table:table-cell table:number-columns-repeated="10"/>
        </table:table-row>
        <table:table-row table:style-name="ro1">
          <table:table-cell table:style-name="ce2" office:value-type="string">
            <text:p>Vmax</text:p>
          </table:table-cell>
          <table:table-cell table:style-name="ce22" office:value-type="float" office:value="28">
            <text:p>28</text:p>
          </table:table-cell>
          <table:table-cell table:style-name="ce22"/>
          <table:table-cell table:number-columns-repeated="10"/>
        </table:table-row>
        <table:table-row table:style-name="ro1">
          <table:table-cell table:style-name="ce2" office:value-type="string">
            <text:p>Vmin</text:p>
          </table:table-cell>
          <table:table-cell table:style-name="ce22" office:value-type="float" office:value="24">
            <text:p>24</text:p>
          </table:table-cell>
          <table:table-cell table:style-name="ce22"/>
          <table:table-cell table:number-columns-repeated="10"/>
        </table:table-row>
        <table:table-row table:style-name="ro1">
          <table:table-cell table:style-name="ce2"/>
          <table:table-cell table:style-name="ce22" table:number-columns-repeated="2"/>
          <table:table-cell table:number-columns-repeated="10"/>
        </table:table-row>
        <table:table-row table:style-name="ro1">
          <table:table-cell table:style-name="ce2" office:value-type="string">
            <text:p>Nominal AC Voltage</text:p>
          </table:table-cell>
          <table:table-cell table:style-name="ce22" office:value-type="float" office:value="240">
            <text:p>240</text:p>
          </table:table-cell>
          <table:table-cell table:style-name="ce22"/>
          <table:table-cell table:number-columns-repeated="10"/>
        </table:table-row>
        <table:table-row table:style-name="ro1">
          <table:table-cell table:style-name="ce2" office:value-type="string">
            <text:p>Nominal Power</text:p>
          </table:table-cell>
          <table:table-cell table:style-name="ce22" office:value-type="float" office:value="4500">
            <text:p>4500</text:p>
          </table:table-cell>
          <table:table-cell table:style-name="ce22"/>
          <table:table-cell table:number-columns-repeated="10"/>
        </table:table-row>
        <table:table-row table:style-name="ro1">
          <table:table-cell table:style-name="ce2"/>
          <table:table-cell table:style-name="ce22" table:number-columns-repeated="2"/>
          <table:table-cell table:number-columns-repeated="10"/>
        </table:table-row>
        <table:table-row table:style-name="ro1">
          <table:table-cell table:style-name="ce2" office:value-type="string">
            <text:p>Num Transformer Stages</text:p>
          </table:table-cell>
          <table:table-cell table:style-name="ce22" office:value-type="float" office:value="4">
            <text:p>4</text:p>
          </table:table-cell>
          <table:table-cell table:style-name="ce22"/>
          <table:table-cell table:number-columns-repeated="10"/>
        </table:table-row>
        <table:table-row table:style-name="ro1">
          <table:table-cell table:number-columns-repeated="5"/>
          <table:table-cell table:style-name="ce29" table:formula="of:=[.D25]" office:value-type="float" office:value="4500">
            <text:p>4500 W</text:p>
          </table:table-cell>
          <table:table-cell table:style-name="ce33"/>
          <table:table-cell table:style-name="ce29" table:formula="of:=[.F19]/1.5" office:value-type="float" office:value="3000">
            <text:p>3000 W</text:p>
          </table:table-cell>
          <table:table-cell table:style-name="ce33"/>
          <table:table-cell table:style-name="ce29" table:formula="of:=[.F19]/3" office:value-type="float" office:value="1500">
            <text:p>1500 W</text:p>
          </table:table-cell>
          <table:table-cell table:style-name="ce33"/>
          <table:table-cell table:style-name="ce29" table:formula="of:=[.J19]/3" office:value-type="float" office:value="500">
            <text:p>500 W</text:p>
          </table:table-cell>
          <table:table-cell table:style-name="ce33"/>
        </table:table-row>
        <table:table-row table:style-name="ro1">
          <table:table-cell table:style-name="ce19" office:value-type="string">
            <text:p>Transformer #</text:p>
          </table:table-cell>
          <table:table-cell table:style-name="ce23" office:value-type="string">
            <text:p>Nom. Step Voltage</text:p>
          </table:table-cell>
          <table:table-cell table:style-name="ce23" office:value-type="string">
            <text:p>Nom RMS Voltage</text:p>
          </table:table-cell>
          <table:table-cell table:style-name="ce23" office:value-type="string">
            <text:p>Power</text:p>
          </table:table-cell>
          <table:table-cell/>
          <table:table-cell table:style-name="ce30" office:value-type="string">
            <text:p>Cu Loss</text:p>
          </table:table-cell>
          <table:table-cell table:style-name="ce34" office:value-type="string">
            <text:p>Volt Drop</text:p>
          </table:table-cell>
          <table:table-cell table:style-name="ce30" office:value-type="string">
            <text:p>Cu Loss</text:p>
          </table:table-cell>
          <table:table-cell table:style-name="ce34" office:value-type="string">
            <text:p>Volt Drop</text:p>
          </table:table-cell>
          <table:table-cell table:style-name="ce30" office:value-type="string">
            <text:p>Cu Loss</text:p>
          </table:table-cell>
          <table:table-cell table:style-name="ce34" office:value-type="string">
            <text:p>Volt Drop</text:p>
          </table:table-cell>
          <table:table-cell table:style-name="ce30" office:value-type="string">
            <text:p>Cu Loss</text:p>
          </table:table-cell>
          <table:table-cell table:style-name="ce34" office:value-type="string">
            <text:p>Volt Drop</text:p>
          </table:table-cell>
        </table:table-row>
        <table:table-row table:style-name="ro1">
          <table:table-cell table:style-name="ce20" office:value-type="string">
            <text:p>Tx1</text:p>
          </table:table-cell>
          <table:table-cell table:style-name="ce24" table:formula="of:=0.675*[.B15]*1.414" office:value-type="float" office:value="229.068">
            <text:p>229.068</text:p>
          </table:table-cell>
          <table:table-cell table:style-name="ce26" table:formula="of:=[.B15]*0.675" office:value-type="float" office:value="162">
            <text:p>162</text:p>
          </table:table-cell>
          <table:table-cell table:style-name="ce24" table:formula="of:=0.675*[.B16]" office:value-type="float" office:value="3037.5">
            <text:p>3037.5</text:p>
          </table:table-cell>
          <table:table-cell/>
          <table:table-cell table:style-name="ce31" table:formula="of:=['Transformer 1'.E42]" office:value-type="float" office:value="158.212541852679">
            <text:p>158</text:p>
          </table:table-cell>
          <table:table-cell table:style-name="ce36" table:formula="of:=['Transformer 1'.C43]" office:value-type="float" office:value="3.43376116071429">
            <text:p>3</text:p>
          </table:table-cell>
          <table:table-cell table:style-name="ce31" table:formula="of:=['Transformer 1'.E48]" office:value-type="float" office:value="70.3166852678572">
            <text:p>70</text:p>
          </table:table-cell>
          <table:table-cell table:style-name="ce36" table:formula="of:=['Transformer 1'.C49]" office:value-type="float" office:value="2.28917410714286">
            <text:p>2</text:p>
          </table:table-cell>
          <table:table-cell table:style-name="ce31" table:formula="of:=['Transformer 1'.E54]" office:value-type="float" office:value="17.5791713169643">
            <text:p>18</text:p>
          </table:table-cell>
          <table:table-cell table:style-name="ce36" table:formula="of:=['Transformer 1'.C55]" office:value-type="float" office:value="1.14458705357143">
            <text:p>1</text:p>
          </table:table-cell>
          <table:table-cell table:style-name="ce31" table:formula="of:=['Transformer 1'.E60]" office:value-type="float" office:value="1.95324125744048">
            <text:p>2</text:p>
          </table:table-cell>
          <table:table-cell table:style-name="ce36" table:formula="of:=['Transformer 1'.C61]" office:value-type="float" office:value="0.381529017857143">
            <text:p>0</text:p>
          </table:table-cell>
        </table:table-row>
        <table:table-row table:style-name="ro1">
          <table:table-cell table:style-name="ce20" office:value-type="string">
            <text:p>Tx2</text:p>
          </table:table-cell>
          <table:table-cell table:style-name="ce24" table:formula="of:=[.B21]/3" office:value-type="float" office:value="76.356">
            <text:p>76.356</text:p>
          </table:table-cell>
          <table:table-cell table:style-name="ce26" table:formula="of:=[.C21]/3" office:value-type="float" office:value="54">
            <text:p>54</text:p>
          </table:table-cell>
          <table:table-cell table:style-name="ce24" table:formula="of:=[.D21]/3" office:value-type="float" office:value="1012.5">
            <text:p>1012.5</text:p>
          </table:table-cell>
          <table:table-cell/>
          <table:table-cell table:style-name="ce31" table:formula="of:=['Transformer 2'.E42]" office:value-type="float" office:value="78.9064106188322">
            <text:p>79</text:p>
          </table:table-cell>
          <table:table-cell table:style-name="ce36" table:formula="of:=['Transformer 2'.C43]" office:value-type="float" office:value="2.83447265625">
            <text:p>3</text:p>
          </table:table-cell>
          <table:table-cell table:style-name="ce31" table:formula="of:=['Transformer 2'.E48]" office:value-type="float" office:value="35.0695158305921">
            <text:p>35</text:p>
          </table:table-cell>
          <table:table-cell table:style-name="ce36" table:formula="of:=['Transformer 2'.C49]" office:value-type="float" office:value="1.8896484375">
            <text:p>2</text:p>
          </table:table-cell>
          <table:table-cell table:style-name="ce31" table:formula="of:=['Transformer 2'.E54]" office:value-type="float" office:value="8.76737895764803">
            <text:p>9</text:p>
          </table:table-cell>
          <table:table-cell table:style-name="ce36" table:formula="of:=['Transformer 2'.C55]" office:value-type="float" office:value="0.94482421875">
            <text:p>1</text:p>
          </table:table-cell>
          <table:table-cell table:style-name="ce31" table:formula="of:=['Transformer 2'.E60]" office:value-type="float" office:value="0.974153217516447">
            <text:p>1</text:p>
          </table:table-cell>
          <table:table-cell table:style-name="ce36" table:formula="of:=['Transformer 2'.C61]" office:value-type="float" office:value="0.31494140625">
            <text:p>0</text:p>
          </table:table-cell>
        </table:table-row>
        <table:table-row table:style-name="ro1">
          <table:table-cell table:style-name="ce20" office:value-type="string">
            <text:p>Tx3</text:p>
          </table:table-cell>
          <table:table-cell table:style-name="ce24" table:formula="of:=[.B22]/3" office:value-type="float" office:value="25.452">
            <text:p>25.452</text:p>
          </table:table-cell>
          <table:table-cell table:style-name="ce26" table:formula="of:=[.C22]/3" office:value-type="float" office:value="18">
            <text:p>18</text:p>
          </table:table-cell>
          <table:table-cell table:style-name="ce24" table:formula="of:=[.D22]/3" office:value-type="float" office:value="337.5">
            <text:p>337.5</text:p>
          </table:table-cell>
          <table:table-cell/>
          <table:table-cell table:style-name="ce31" table:formula="of:=['Transformer 3'.E42]" office:value-type="float" office:value="39.3330522017045">
            <text:p>39</text:p>
          </table:table-cell>
          <table:table-cell table:style-name="ce36" table:formula="of:=['Transformer 3'.C43]" office:value-type="float" office:value="2.13174715909091">
            <text:p>2</text:p>
          </table:table-cell>
          <table:table-cell table:style-name="ce31" table:formula="of:=['Transformer 3'.E48]" office:value-type="float" office:value="17.4813565340909">
            <text:p>17</text:p>
          </table:table-cell>
          <table:table-cell table:style-name="ce36" table:formula="of:=['Transformer 3'.C49]" office:value-type="float" office:value="1.42116477272727">
            <text:p>1</text:p>
          </table:table-cell>
          <table:table-cell table:style-name="ce31" table:formula="of:=['Transformer 3'.E54]" office:value-type="float" office:value="4.37033913352273">
            <text:p>4</text:p>
          </table:table-cell>
          <table:table-cell table:style-name="ce36" table:formula="of:=['Transformer 3'.C55]" office:value-type="float" office:value="0.710582386363636">
            <text:p>1</text:p>
          </table:table-cell>
          <table:table-cell table:style-name="ce31" table:formula="of:=['Transformer 3'.E60]" office:value-type="float" office:value="0.485593237058081">
            <text:p>0</text:p>
          </table:table-cell>
          <table:table-cell table:style-name="ce36" table:formula="of:=['Transformer 3'.C61]" office:value-type="float" office:value="0.236860795454545">
            <text:p>0</text:p>
          </table:table-cell>
        </table:table-row>
        <table:table-row table:style-name="ro1">
          <table:table-cell table:style-name="ce20" office:value-type="string">
            <text:p>Tx4</text:p>
          </table:table-cell>
          <table:table-cell table:style-name="ce24" table:formula="of:=[.B23]/3" office:value-type="float" office:value="8.484">
            <text:p>8.484</text:p>
          </table:table-cell>
          <table:table-cell table:style-name="ce26" table:formula="of:=[.C23]/3" office:value-type="float" office:value="6">
            <text:p>6</text:p>
          </table:table-cell>
          <table:table-cell table:style-name="ce24" table:formula="of:=[.D23]/3" office:value-type="float" office:value="112.5">
            <text:p>112.5</text:p>
          </table:table-cell>
          <table:table-cell/>
          <table:table-cell table:style-name="ce31" table:formula="of:=['Transformer 4'.E42]" office:value-type="float" office:value="11.6606613685345">
            <text:p>12</text:p>
          </table:table-cell>
          <table:table-cell table:style-name="ce36" table:formula="of:=['Transformer 4'.C43]" office:value-type="float" office:value="0.94921875">
            <text:p>1</text:p>
          </table:table-cell>
          <table:table-cell table:style-name="ce31" table:formula="of:=['Transformer 4'.E48]" office:value-type="float" office:value="5.1825161637931">
            <text:p>5</text:p>
          </table:table-cell>
          <table:table-cell table:style-name="ce36" table:formula="of:=['Transformer 4'.C49]" office:value-type="float" office:value="0.6328125">
            <text:p>1</text:p>
          </table:table-cell>
          <table:table-cell table:style-name="ce31" table:formula="of:=['Transformer 4'.E54]" office:value-type="float" office:value="1.29562904094828">
            <text:p>1</text:p>
          </table:table-cell>
          <table:table-cell table:style-name="ce36" table:formula="of:=['Transformer 4'.C55]" office:value-type="float" office:value="0.31640625">
            <text:p>0</text:p>
          </table:table-cell>
          <table:table-cell table:style-name="ce31" table:formula="of:=['Transformer 4'.E60]" office:value-type="float" office:value="0.143958782327586">
            <text:p>0</text:p>
          </table:table-cell>
          <table:table-cell table:style-name="ce36" table:formula="of:=['Transformer 4'.C61]" office:value-type="float" office:value="0.10546875">
            <text:p>0</text:p>
          </table:table-cell>
        </table:table-row>
        <table:table-row table:style-name="ro1">
          <table:table-cell table:style-name="ce21" office:value-type="string">
            <text:p>sum (check)</text:p>
          </table:table-cell>
          <table:table-cell table:style-name="ce25" table:formula="of:=SUM([.B21:.B24])" office:value-type="float" office:value="339.36">
            <text:p>339.36</text:p>
          </table:table-cell>
          <table:table-cell table:style-name="ce27" table:formula="of:=SUM([.C21:.C24])" office:value-type="float" office:value="240">
            <text:p>240</text:p>
          </table:table-cell>
          <table:table-cell table:style-name="ce28" table:formula="of:=SUM([.D21:.D24])" office:value-type="float" office:value="4500">
            <text:p>4500</text:p>
          </table:table-cell>
          <table:table-cell/>
          <table:table-cell table:style-name="ce32" table:formula="of:=SUM([.F21:.F24])" office:value-type="float" office:value="288.11266604175">
            <text:p>288</text:p>
          </table:table-cell>
          <table:table-cell table:style-name="ce37" table:formula="of:=SUM([.G21:.G24])" office:value-type="float" office:value="9.34919972605519">
            <text:p>9</text:p>
          </table:table-cell>
          <table:table-cell table:style-name="ce32" table:formula="of:=SUM([.H21:.H24])" office:value-type="float" office:value="128.050073796333">
            <text:p>128</text:p>
          </table:table-cell>
          <table:table-cell table:style-name="ce37" table:formula="of:=SUM([.I21:.I24])" office:value-type="float" office:value="6.23279981737013">
            <text:p>6</text:p>
          </table:table-cell>
          <table:table-cell table:style-name="ce32" table:formula="of:=SUM([.J21:.J24])" office:value-type="float" office:value="32.0125184490833">
            <text:p>32</text:p>
          </table:table-cell>
          <table:table-cell table:style-name="ce37" table:formula="of:=SUM([.K21:.K24])" office:value-type="float" office:value="3.11639990868506">
            <text:p>3</text:p>
          </table:table-cell>
          <table:table-cell table:style-name="ce32" table:formula="of:=SUM([.L21:.L24])" office:value-type="float" office:value="3.55694649434259">
            <text:p>4</text:p>
          </table:table-cell>
          <table:table-cell table:style-name="ce37" table:formula="of:=SUM([.M21:.M24])" office:value-type="float" office:value="1.03879996956169">
            <text:p>1</text:p>
          </table:table-cell>
        </table:table-row>
        <table:table-row table:style-name="ro1">
          <table:table-cell table:style-name="ce21" office:value-type="string">
            <text:p>RMS (check)</text:p>
          </table:table-cell>
          <table:table-cell table:style-name="ce25" table:formula="of:=[.B25]/1.414" office:value-type="float" office:value="240">
            <text:p>240</text:p>
          </table:table-cell>
          <table:table-cell table:style-name="ce27"/>
          <table:table-cell table:style-name="ce24"/>
          <table:table-cell table:number-columns-repeated="9"/>
        </table:table-row>
      </table:table>
      <table:table table:name="Transformer Detail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4" table:number-columns-repeated="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9"/>
          <table:table-cell table:style-name="ce67" office:value-type="string">
            <text:p>Original – Nominal</text:p>
          </table:table-cell>
          <table:table-cell table:style-name="ce67" table:number-columns-repeated="3"/>
          <table:table-cell office:value-type="string">
            <text:p>Measurements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68" office:value-type="string">
            <text:p>Primary</text:p>
          </table:table-cell>
          <table:table-cell table:style-name="ce68"/>
          <table:table-cell table:style-name="ce70" office:value-type="string">
            <text:p>Secondary</text:p>
          </table:table-cell>
          <table:table-cell table:style-name="ce70"/>
          <table:table-cell office:value-type="string">
            <text:p>Primary</text:p>
          </table:table-cell>
          <table:table-cell office:value-type="string">
            <text:p>Secondary</text:p>
          </table:table-cell>
          <table:table-cell office:value-type="string">
            <text:p>Test Winding</text:p>
          </table:table-cell>
          <table:table-cell table:number-columns-repeated="9"/>
        </table:table-row>
        <table:table-row table:style-name="ro1">
          <table:table-cell office:value-type="string">
            <text:p>Transformer #</text:p>
          </table:table-cell>
          <table:table-cell office:value-type="string">
            <text:p>Transformer Source</text:p>
          </table:table-cell>
          <table:table-cell office:value-type="string">
            <text:p>Outer</text:p>
          </table:table-cell>
          <table:table-cell office:value-type="string">
            <text:p>Inner</text:p>
          </table:table-cell>
          <table:table-cell office:value-type="string">
            <text:p>H</text:p>
          </table:table-cell>
          <table:table-cell table:style-name="ce59" office:value-type="string">
            <text:p>Area</text:p>
          </table:table-cell>
          <table:table-cell table:style-name="ce59" office:value-type="string">
            <text:p>Wind Len</text:p>
          </table:table-cell>
          <table:table-cell table:style-name="ce59" office:value-type="string">
            <text:p>Measured Length</text:p>
          </table:table-cell>
          <table:table-cell table:style-name="ce59" office:value-type="string">
            <text:p>wind. Len</text:p>
          </table:table-cell>
          <table:table-cell office:value-type="string">
            <text:p>Volts</text:p>
          </table:table-cell>
          <table:table-cell office:value-type="string">
            <text:p>mm2</text:p>
          </table:table-cell>
          <table:table-cell office:value-type="string">
            <text:p>Volts</text:p>
          </table:table-cell>
          <table:table-cell office:value-type="string">
            <text:p>mm2</text:p>
          </table:table-cell>
          <table:table-cell table:number-columns-repeated="2" office:value-type="string">
            <text:p>Volts</text:p>
          </table:table-cell>
          <table:table-cell office:value-type="string">
            <text:p>TURNS</text:p>
          </table:table-cell>
          <table:table-cell office:value-type="string">
            <text:p>Volts</text:p>
          </table:table-cell>
          <table:table-cell table:style-name="ce33" office:value-type="string">
            <text:p>Prim Turns</text:p>
          </table:table-cell>
          <table:table-cell table:style-name="ce33" office:value-type="string">
            <text:p>Sec. Turns</text:p>
          </table:table-cell>
          <table:table-cell table:style-name="ce33"/>
          <table:table-cell table:style-name="ce33" office:value-type="string">
            <text:p>Volume</text:p>
          </table:table-cell>
          <table:table-cell table:style-name="ce33" office:value-type="string">
            <text:p>Weight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0" table:number-columns-repeated="2"/>
          <table:table-cell table:style-name="ce64"/>
          <table:table-cell table:style-name="ce60"/>
          <table:table-cell table:number-columns-repeated="16"/>
        </table:table-row>
        <table:table-row table:style-name="ro2">
          <table:table-cell table:style-name="ce57" office:value-type="float" office:value="1">
            <text:p>1</text:p>
          </table:table-cell>
          <table:table-cell table:style-name="ce22" office:value-type="string">
            <text:p>AeroSharp 3kW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65">
            <text:p>65</text:p>
          </table:table-cell>
          <table:table-cell table:style-name="ce61" table:formula="of:=([.C11]-[.D11])/2*[.E11]/100" office:value-type="float" office:value="33.8">
            <text:p>33.8</text:p>
          </table:table-cell>
          <table:table-cell table:style-name="ce61" table:formula="of:=([.C11]-[.D11])+2*[.E11]" office:value-type="float" office:value="234">
            <text:p>234</text:p>
          </table:table-cell>
          <table:table-cell table:style-name="ce65" office:value-type="float" office:value="250">
            <text:p>250</text:p>
          </table:table-cell>
          <table:table-cell table:style-name="ce61" table:formula="of:=IF([.H11]*1&gt;0;[.H11];[.G11])" office:value-type="float" office:value="250">
            <text:p>250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240">
            <text:p>24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 office:value-type="float" office:value="11.3">
            <text:p>11.3</text:p>
          </table:table-cell>
          <table:table-cell table:style-name="ce60" table:formula="of:=[.N11]/([.Q11]/[.P11])" office:value-type="float" office:value="212.389380530973">
            <text:p>212.389380531</text:p>
          </table:table-cell>
          <table:table-cell table:style-name="ce60" table:formula="of:=[.O11]/([.Q11]/[.P11])" office:value-type="float" office:value="0">
            <text:p>0</text:p>
          </table:table-cell>
          <table:table-cell table:style-name="ce60" table:formula="of:=PI()*([.C11]*[.C11]/4000000-[.D11]*[.D11]/4000000)*[.E11]/1000" office:value-type="float" office:value="0.00148660164367869">
            <text:p>0.0014866016</text:p>
          </table:table-cell>
          <table:table-cell table:style-name="ce60" table:formula="of:=[.T11]*1000" office:value-type="float" office:value="1.48660164367869">
            <text:p>1.4866016437</text:p>
          </table:table-cell>
          <table:table-cell table:style-name="ce60" table:formula="of:=7650*[.T11]" office:value-type="float" office:value="11.372502574142">
            <text:p>11.3725025741</text:p>
          </table:table-cell>
          <table:table-cell table:number-columns-repeated="3"/>
        </table:table-row>
        <table:table-row table:style-name="ro2">
          <table:table-cell table:style-name="ce57" office:value-type="float" office:value="2">
            <text:p>2</text:p>
          </table:table-cell>
          <table:table-cell table:style-name="ce22" office:value-type="string">
            <text:p>Tx example 2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50">
            <text:p>50</text:p>
          </table:table-cell>
          <table:table-cell table:style-name="ce61" table:formula="of:=([.C12]-[.D12])/2*[.E12]/100" office:value-type="float" office:value="23">
            <text:p>23</text:p>
          </table:table-cell>
          <table:table-cell table:style-name="ce61" table:formula="of:=([.C12]-[.D12])+2*[.E12]" office:value-type="float" office:value="192">
            <text:p>192</text:p>
          </table:table-cell>
          <table:table-cell table:style-name="ce2" office:value-type="float" office:value="250">
            <text:p>250</text:p>
          </table:table-cell>
          <table:table-cell table:style-name="ce61" table:formula="of:=IF([.H12]*1&gt;0;[.H12];[.G12])" office:value-type="float" office:value="250">
            <text:p>250</text:p>
          </table:table-cell>
          <table:table-cell table:style-name="ce2"/>
          <table:table-cell table:style-name="ce2"/>
          <table:table-cell table:style-name="ce2"/>
          <table:table-cell table:style-name="ce2" office:value-type="float" office:value="5.5">
            <text:p>5.5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.18">
            <text:p>8.18</text:p>
          </table:table-cell>
          <table:table-cell table:style-name="ce60" table:formula="of:=[.N12]/([.Q12]/[.P12])" office:value-type="float" office:value="293.398533007335">
            <text:p>293.3985330073</text:p>
          </table:table-cell>
          <table:table-cell table:style-name="ce60" table:formula="of:=[.O12]/([.Q12]/[.P12])" office:value-type="float" office:value="110.024449877751">
            <text:p>110.0244498778</text:p>
          </table:table-cell>
          <table:table-cell table:style-name="ce60" table:formula="of:=PI()*([.C12]*[.C12]/4000000-[.D12]*[.D12]/4000000)*[.E12]/1000" office:value-type="float" office:value="0.000968238855836374">
            <text:p>0.0009682389</text:p>
          </table:table-cell>
          <table:table-cell table:style-name="ce60" table:formula="of:=[.T12]*1000" office:value-type="float" office:value="0.968238855836374">
            <text:p>0.9682388558</text:p>
          </table:table-cell>
          <table:table-cell table:style-name="ce60" table:formula="of:=7650*[.T12]" office:value-type="float" office:value="7.40702724714826">
            <text:p>7.4070272471</text:p>
          </table:table-cell>
          <table:table-cell table:number-columns-repeated="3"/>
        </table:table-row>
        <table:table-row table:style-name="ro2">
          <table:table-cell table:style-name="ce57" office:value-type="float" office:value="3">
            <text:p>3</text:p>
          </table:table-cell>
          <table:table-cell table:style-name="ce22" office:value-type="string">
            <text:p>tx example 3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0">
            <text:p>60</text:p>
          </table:table-cell>
          <table:table-cell table:style-name="ce61" table:formula="of:=([.C13]-[.D13])/2*[.E13]/100" office:value-type="float" office:value="25.5">
            <text:p>25.5</text:p>
          </table:table-cell>
          <table:table-cell table:style-name="ce61" table:formula="of:=([.C13]-[.D13])+2*[.E13]" office:value-type="float" office:value="205">
            <text:p>205</text:p>
          </table:table-cell>
          <table:table-cell table:style-name="ce2" office:value-type="float" office:value="240">
            <text:p>240</text:p>
          </table:table-cell>
          <table:table-cell table:style-name="ce61" table:formula="of:=IF([.H13]*1&gt;0;[.H13];[.G13])" office:value-type="float" office:value="240">
            <text:p>240</text:p>
          </table:table-cell>
          <table:table-cell table:style-name="ce2"/>
          <table:table-cell table:style-name="ce2"/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0">
            <text:p>10</text:p>
          </table:table-cell>
          <table:table-cell table:style-name="ce60" table:formula="of:=[.N13]/([.Q13]/[.P13])" office:value-type="float" office:value="417.6">
            <text:p>417.6</text:p>
          </table:table-cell>
          <table:table-cell table:style-name="ce60" table:formula="of:=[.O13]/([.Q13]/[.P13])" office:value-type="float" office:value="57.6">
            <text:p>57.6</text:p>
          </table:table-cell>
          <table:table-cell table:style-name="ce60" table:formula="of:=PI()*([.C13]*[.C13]/4000000-[.D13]*[.D13]/4000000)*[.E13]/1000" office:value-type="float" office:value="0.000861189086165302">
            <text:p>0.0008611891</text:p>
          </table:table-cell>
          <table:table-cell table:style-name="ce60" table:formula="of:=[.T13]*1000" office:value-type="float" office:value="0.861189086165302">
            <text:p>0.8611890862</text:p>
          </table:table-cell>
          <table:table-cell table:style-name="ce60" table:formula="of:=7650*[.T13]" office:value-type="float" office:value="6.58809650916456">
            <text:p>6.5880965092</text:p>
          </table:table-cell>
          <table:table-cell table:number-columns-repeated="3"/>
        </table:table-row>
        <table:table-row table:style-name="ro2">
          <table:table-cell table:style-name="ce57" office:value-type="float" office:value="4">
            <text:p>4</text:p>
          </table:table-cell>
          <table:table-cell table:style-name="ce22" office:value-type="string">
            <text:p>tx example 4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0">
            <text:p>60</text:p>
          </table:table-cell>
          <table:table-cell table:style-name="ce61" table:formula="of:=([.C14]-[.D14])/2*[.E14]/100" office:value-type="float" office:value="25.5">
            <text:p>25.5</text:p>
          </table:table-cell>
          <table:table-cell table:style-name="ce61" table:formula="of:=([.C14]-[.D14])+2*[.E14]" office:value-type="float" office:value="205">
            <text:p>205</text:p>
          </table:table-cell>
          <table:table-cell table:style-name="ce2" office:value-type="float" office:value="240">
            <text:p>240</text:p>
          </table:table-cell>
          <table:table-cell table:style-name="ce61" table:formula="of:=IF([.H14]*1&gt;0;[.H14];[.G14])" office:value-type="float" office:value="240">
            <text:p>240</text:p>
          </table:table-cell>
          <table:table-cell table:style-name="ce2"/>
          <table:table-cell table:style-name="ce2"/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0">
            <text:p>10</text:p>
          </table:table-cell>
          <table:table-cell table:style-name="ce60" table:formula="of:=[.N14]/([.Q14]/[.P14])" office:value-type="float" office:value="417.6">
            <text:p>417.6</text:p>
          </table:table-cell>
          <table:table-cell table:style-name="ce60" table:formula="of:=[.O14]/([.Q14]/[.P14])" office:value-type="float" office:value="57.6">
            <text:p>57.6</text:p>
          </table:table-cell>
          <table:table-cell table:style-name="ce60" table:formula="of:=PI()*([.C14]*[.C14]/4000000-[.D14]*[.D14]/4000000)*[.E14]/1000" office:value-type="float" office:value="0.000861189086165302">
            <text:p>0.0008611891</text:p>
          </table:table-cell>
          <table:table-cell table:style-name="ce60" table:formula="of:=[.T14]*1000" office:value-type="float" office:value="0.861189086165302">
            <text:p>0.8611890862</text:p>
          </table:table-cell>
          <table:table-cell table:style-name="ce60" table:formula="of:=7650*[.T14]" office:value-type="float" office:value="6.58809650916456">
            <text:p>6.5880965092</text:p>
          </table:table-cell>
          <table:table-cell table:number-columns-repeated="3"/>
        </table:table-row>
        <table:table-row table:style-name="ro1" table:number-rows-repeated="4">
          <table:table-cell table:number-columns-repeated="25"/>
        </table:table-row>
        <table:table-row table:style-name="ro5">
          <table:table-cell table:style-name="ce58" office:value-type="string">
            <text:p>Using Existing Wings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table:style-name="ce62" office:value-type="string">
            <text:p>Over-Ride Turns</text:p>
          </table:table-cell>
          <table:table-cell table:style-name="ce63"/>
          <table:table-cell table:number-columns-repeated="3"/>
          <table:table-cell table:style-name="ce68" office:value-type="string">
            <text:p>Using Primary</text:p>
          </table:table-cell>
          <table:table-cell table:style-name="ce68"/>
          <table:table-cell table:style-name="ce35" office:value-type="string">
            <text:p>Using Secondary</text:p>
          </table:table-cell>
          <table:table-cell table:style-name="ce35"/>
          <table:table-cell table:style-name="ce72" office:value-type="string">
            <text:p>Primary</text:p>
          </table:table-cell>
          <table:table-cell table:style-name="ce72"/>
          <table:table-cell table:style-name="ce33" office:value-type="string">
            <text:p>Secondary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string">
            <text:p>Transformer #</text:p>
          </table:table-cell>
          <table:table-cell table:number-columns-repeated="4"/>
          <table:table-cell office:value-type="string">
            <text:p>Primary</text:p>
          </table:table-cell>
          <table:table-cell office:value-type="string">
            <text:p>Secondary</text:p>
          </table:table-cell>
          <table:table-cell office:value-type="string">
            <text:p>Primary</text:p>
          </table:table-cell>
          <table:table-cell office:value-type="string">
            <text:p>Secondary</text:p>
          </table:table-cell>
          <table:table-cell/>
          <table:table-cell office:value-type="string">
            <text:p>Prim</text:p>
          </table:table-cell>
          <table:table-cell office:value-type="string">
            <text:p>Sec</text:p>
          </table:table-cell>
          <table:table-cell office:value-type="string">
            <text:p>Prim</text:p>
          </table:table-cell>
          <table:table-cell office:value-type="string">
            <text:p>Sec</text:p>
          </table:table-cell>
          <table:table-cell table:style-name="ce73" office:value-type="string">
            <text:p>Turns</text:p>
          </table:table-cell>
          <table:table-cell table:style-name="ce73" office:value-type="string">
            <text:p>mm2</text:p>
          </table:table-cell>
          <table:table-cell table:style-name="ce33" office:value-type="string">
            <text:p>Turns</text:p>
          </table:table-cell>
          <table:table-cell table:style-name="ce33" office:value-type="string">
            <text:p>mm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table:style-name="ce57" office:value-type="float" office:value="1">
            <text:p>1</text:p>
          </table:table-cell>
          <table:table-cell table:number-columns-repeated="4"/>
          <table:table-cell table:number-columns-repeated="2" table:style-name="ce2"/>
          <table:table-cell table:style-name="ce66" table:formula="of:=IF([.F24]*1&gt;0;[.F24];[.R11])" office:value-type="float" office:value="212.389380530973">
            <text:p>212.389380531</text:p>
          </table:table-cell>
          <table:table-cell table:style-name="ce66" table:formula="of:=IF([.G24]*1&gt;0;[.G24];[.S11])" office:value-type="float" office:value="0">
            <text:p>0</text:p>
          </table:table-cell>
          <table:table-cell/>
          <table:table-cell table:style-name="ce69"/>
          <table:table-cell table:style-name="ce69" office:value-type="float" office:value="1">
            <text:p>1</text:p>
          </table:table-cell>
          <table:table-cell table:number-columns-repeated="2" table:style-name="ce69"/>
          <table:table-cell table:style-name="ce74" table:formula="of:=IF([.K24]=1;[.H24];IF([.M24]=1;[.I24];&quot;&quot;))">
            <text:p/>
          </table:table-cell>
          <table:table-cell table:style-name="ce74" table:formula="of:=IF([.K24]=1;[.K11];IF([.M24]=1;[.M11];&quot;&quot;))">
            <text:p/>
          </table:table-cell>
          <table:table-cell table:style-name="ce74" table:formula="of:=IF([.L24]=1;[.H24];IF([.N24]=1;[.I24];&quot;&quot;))" office:value-type="float" office:value="212.389380530973">
            <text:p>212.389380531</text:p>
          </table:table-cell>
          <table:table-cell table:style-name="ce74" table:formula="of:=IF([.L24]=1;[.K11];IF([.N24]=1;[.M11];&quot;&quot;))"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style-name="ce57" office:value-type="float" office:value="2">
            <text:p>2</text:p>
          </table:table-cell>
          <table:table-cell table:number-columns-repeated="4"/>
          <table:table-cell table:number-columns-repeated="2" table:style-name="ce2"/>
          <table:table-cell table:style-name="ce66" table:formula="of:=IF([.F25]*1&gt;0;[.F25];[.R12])" office:value-type="float" office:value="293.398533007335">
            <text:p>293.3985330073</text:p>
          </table:table-cell>
          <table:table-cell table:style-name="ce66" table:formula="of:=IF([.G25]*1&gt;0;[.G25];[.S12])" office:value-type="float" office:value="110.024449877751">
            <text:p>110.0244498778</text:p>
          </table:table-cell>
          <table:table-cell/>
          <table:table-cell table:number-columns-repeated="3" table:style-name="ce2"/>
          <table:table-cell table:style-name="ce2" office:value-type="float" office:value="1">
            <text:p>1</text:p>
          </table:table-cell>
          <table:table-cell table:style-name="ce74" table:formula="of:=IF([.K25]=1;[.H25];IF([.M25]=1;[.I25];&quot;&quot;))">
            <text:p/>
          </table:table-cell>
          <table:table-cell table:style-name="ce74" table:formula="of:=IF([.K25]=1;[.K12];IF([.M25]=1;[.M12];&quot;&quot;))">
            <text:p/>
          </table:table-cell>
          <table:table-cell table:style-name="ce74" table:formula="of:=IF([.L25]=1;[.H25];IF([.N25]=1;[.I25];&quot;&quot;))" office:value-type="float" office:value="110.024449877751">
            <text:p>110.0244498778</text:p>
          </table:table-cell>
          <table:table-cell table:style-name="ce74" table:formula="of:=IF([.L25]=1;[.K12];IF([.N25]=1;[.M12];&quot;&quot;))" office:value-type="float" office:value="5.5">
            <text:p>5.5</text:p>
          </table:table-cell>
          <table:table-cell table:number-columns-repeated="7"/>
        </table:table-row>
        <table:table-row table:style-name="ro1">
          <table:table-cell table:style-name="ce57" office:value-type="float" office:value="3">
            <text:p>3</text:p>
          </table:table-cell>
          <table:table-cell table:number-columns-repeated="4"/>
          <table:table-cell table:number-columns-repeated="2" table:style-name="ce2"/>
          <table:table-cell table:style-name="ce66" table:formula="of:=IF([.F26]*1&gt;0;[.F26];[.R13])" office:value-type="float" office:value="417.6">
            <text:p>417.6</text:p>
          </table:table-cell>
          <table:table-cell table:style-name="ce66" table:formula="of:=IF([.G26]*1&gt;0;[.G26];[.S13])" office:value-type="float" office:value="57.6">
            <text:p>57.6</text:p>
          </table:table-cell>
          <table:table-cell/>
          <table:table-cell table:number-columns-repeated="3" table:style-name="ce2"/>
          <table:table-cell table:style-name="ce2" office:value-type="float" office:value="1">
            <text:p>1</text:p>
          </table:table-cell>
          <table:table-cell table:style-name="ce74" table:formula="of:=IF([.K26]=1;[.H26];IF([.M26]=1;[.I26];&quot;&quot;))">
            <text:p/>
          </table:table-cell>
          <table:table-cell table:style-name="ce74" table:formula="of:=IF([.K26]=1;[.K13];IF([.M26]=1;[.M13];&quot;&quot;))">
            <text:p/>
          </table:table-cell>
          <table:table-cell table:style-name="ce74" table:formula="of:=IF([.L26]=1;[.H26];IF([.N26]=1;[.I26];&quot;&quot;))" office:value-type="float" office:value="57.6">
            <text:p>57.6</text:p>
          </table:table-cell>
          <table:table-cell table:style-name="ce74" table:formula="of:=IF([.L26]=1;[.K13];IF([.N26]=1;[.M13];&quot;&quot;))"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style-name="ce57" office:value-type="float" office:value="4">
            <text:p>4</text:p>
          </table:table-cell>
          <table:table-cell table:number-columns-repeated="4"/>
          <table:table-cell table:number-columns-repeated="2" table:style-name="ce2"/>
          <table:table-cell table:style-name="ce66" table:formula="of:=IF([.F27]*1&gt;0;[.F27];[.R14])" office:value-type="float" office:value="417.6">
            <text:p>417.6</text:p>
          </table:table-cell>
          <table:table-cell table:style-name="ce66" table:formula="of:=IF([.G27]*1&gt;0;[.G27];[.S14])" office:value-type="float" office:value="57.6">
            <text:p>57.6</text:p>
          </table:table-cell>
          <table:table-cell/>
          <table:table-cell table:number-columns-repeated="2"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74" table:formula="of:=IF([.K27]=1;[.H27];IF([.M27]=1;[.I27];&quot;&quot;))" office:value-type="float" office:value="57.6">
            <text:p>57.6</text:p>
          </table:table-cell>
          <table:table-cell table:style-name="ce74" table:formula="of:=IF([.K27]=1;[.K14];IF([.M27]=1;[.M14];&quot;&quot;))" office:value-type="float" office:value="4">
            <text:p>4</text:p>
          </table:table-cell>
          <table:table-cell table:style-name="ce74" table:formula="of:=IF([.L27]=1;[.H27];IF([.N27]=1;[.I27];&quot;&quot;))">
            <text:p/>
          </table:table-cell>
          <table:table-cell table:style-name="ce74" table:formula="of:=IF([.L27]=1;[.K14];IF([.N27]=1;[.M14];&quot;&quot;))">
            <text:p/>
          </table:table-cell>
          <table:table-cell table:number-columns-repeated="7"/>
        </table:table-row>
        <table:table-row table:style-name="ro1" table:number-rows-repeated="3">
          <table:table-cell table:number-columns-repeated="25"/>
        </table:table-row>
        <table:table-row table:style-name="ro5">
          <table:table-cell table:style-name="ce58"/>
          <table:table-cell table:number-columns-repeated="24"/>
        </table:table-row>
        <table:table-row table:style-name="ro5" table:number-rows-repeated="3">
          <table:table-cell table:number-columns-repeated="25"/>
        </table:table-row>
        <table:table-row table:style-name="ro5" table:number-rows-repeated="3">
          <table:table-cell table:style-name="ce57"/>
          <table:table-cell table:number-columns-repeated="24"/>
        </table:table-row>
        <table:table-row table:style-name="ro5">
          <table:table-cell table:style-name="ce57"/>
          <table:table-cell table:number-columns-repeated="24"/>
        </table:table-row>
      </table:table>
      <table:table table:name="Transformer 1" table:style-name="ta1" table:print="false">
        <table:table-column table:style-name="co19" table:default-cell-style-name="Default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4" table:default-cell-style-name="Default"/>
        <table:table-column table:style-name="co21" table:default-cell-style-name="Default"/>
        <table:table-column table:style-name="co4" table:number-columns-repeated="2" table:default-cell-style-name="Default"/>
        <table:table-row table:style-name="ro1" table:number-rows-repeated="9">
          <table:table-cell table:number-columns-repeated="12"/>
        </table:table-row>
        <table:table-row table:style-name="ro1">
          <table:table-cell office:value-type="string">
            <text:p>Primary Turns</text:p>
          </table:table-cell>
          <table:table-cell table:style-name="ce39" table:formula="of:=IF([.E10]*1&gt;0;[.E10];IF([.D10]*1&gt;0;[.D10];IF([.G11]*1&gt;0;TRUNC([$'Cascade Design'.B11]/[.G11]);0)))" office:value-type="float" office:value="24">
            <text:p>24</text:p>
          </table:table-cell>
          <table:table-cell table:formula="of:=IF([$'Transformer Details'.O24]*1&gt;0;[$'Transformer Details'.O24];0)" office:value-type="float" office:value="0">
            <text:p>0</text:p>
          </table:table-cell>
          <table:table-cell table:formula="of:=IF([.C10]*1&gt;0;TRUNC([.C10]+0.5);0)" office:value-type="float" office:value="0">
            <text:p>0</text:p>
          </table:table-cell>
          <table:table-cell table:style-name="ce2"/>
          <table:table-cell table:number-columns-repeated="4"/>
          <table:table-cell table:style-name="ce50" office:value-type="string">
            <text:p>Winding – Fine Tuning</text:p>
          </table:table-cell>
          <table:table-cell table:style-name="ce51" table:number-columns-repeated="2"/>
        </table:table-row>
        <table:table-row table:style-name="ro1">
          <table:table-cell office:value-type="string">
            <text:p>Secondary Turns</text:p>
          </table:table-cell>
          <table:table-cell table:style-name="ce40" table:formula="of:=IF([.E11]*1&gt;0;[.E11];IF([.D11]*1&gt;0;[.D11];IF([.B13]*1&gt;0;TRUNC([$'Cascade Design'.B21]/[.B13]);0)))" office:value-type="float" office:value="212">
            <text:p>212</text:p>
          </table:table-cell>
          <table:table-cell table:formula="of:=IF([$'Transformer Details'.Q24]*1&gt;0;[$'Transformer Details'.Q24];0)" office:value-type="float" office:value="212.389380530973">
            <text:p>212.389380531</text:p>
          </table:table-cell>
          <table:table-cell table:formula="of:=IF([.C11]*1&gt;0;TRUNC([.C11]+0.5);0)" office:value-type="float" office:value="212">
            <text:p>212</text:p>
          </table:table-cell>
          <table:table-cell table:style-name="ce2"/>
          <table:table-cell office:value-type="string">
            <text:p>Volts/Turn</text:p>
          </table:table-cell>
          <table:table-cell table:formula="of:=IF([.B11]*1&gt;0;[$'Cascade Design'.B21]/[.B11];0)" office:value-type="float" office:value="1.08050943396226">
            <text:p>1.080509434</text:p>
          </table:table-cell>
          <table:table-cell table:number-columns-repeated="2"/>
          <table:table-cell table:style-name="ce51" table:number-columns-repeated="3"/>
        </table:table-row>
        <table:table-row table:style-name="ro2">
          <table:table-cell office:value-type="string">
            <text:p>Turns Ratio</text:p>
          </table:table-cell>
          <table:table-cell table:style-name="ce40" table:formula="of:=[.B11]/[.B10]" office:value-type="float" office:value="8.83333333333333">
            <text:p>8.8333333333</text:p>
          </table:table-cell>
          <table:table-cell table:number-columns-repeated="2"/>
          <table:table-cell table:style-name="ce2"/>
          <table:table-cell table:number-columns-repeated="4"/>
          <table:table-cell table:style-name="ce51" office:value-type="string">
            <text:p>Vbatt</text:p>
          </table:table-cell>
          <table:table-cell table:style-name="ce53" office:value-type="float" office:value="25">
            <text:p>25</text:p>
          </table:table-cell>
          <table:table-cell table:style-name="ce51"/>
        </table:table-row>
        <table:table-row table:style-name="ro2">
          <table:table-cell office:value-type="string">
            <text:p>Volts/turn</text:p>
          </table:table-cell>
          <table:table-cell table:style-name="ce39" table:formula="of:=IF([.B10]*1&gt;0;[$'Cascade Design'.B11]/[.B10];0)" office:value-type="float" office:value="1.10416666666667">
            <text:p>1.1041666667</text:p>
          </table:table-cell>
          <table:table-cell table:number-columns-repeated="7"/>
          <table:table-cell table:style-name="ce51" office:value-type="string">
            <text:p>Vout</text:p>
          </table:table-cell>
          <table:table-cell table:style-name="ce53" office:value-type="float" office:value="233">
            <text:p>233</text:p>
          </table:table-cell>
          <table:table-cell table:style-name="ce51"/>
        </table:table-row>
        <table:table-row table:style-name="ro1">
          <table:table-cell office:value-type="string">
            <text:p>Volts/turn (Max)</text:p>
          </table:table-cell>
          <table:table-cell table:style-name="ce41" table:formula="of:=[$'Cascade Design'.B12]/[.B10]" office:value-type="float" office:value="1.16666666666667">
            <text:p>1.1666666667</text:p>
          </table:table-cell>
          <table:table-cell table:number-columns-repeated="7"/>
          <table:table-cell table:style-name="ce51" office:value-type="string">
            <text:p>Turns Ratio</text:p>
          </table:table-cell>
          <table:table-cell table:style-name="ce51" table:formula="of:=[.K13]/[.K12]" office:value-type="float" office:value="9.32">
            <text:p>9.32</text:p>
          </table:table-cell>
          <table:table-cell table:style-name="ce51"/>
        </table:table-row>
        <table:table-row table:style-name="ro1">
          <table:table-cell office:value-type="string">
            <text:p>Volts/turn (Min)</text:p>
          </table:table-cell>
          <table:table-cell table:style-name="ce42" table:formula="of:=[$'Cascade Design'.B13]/[.B10]" office:value-type="float" office:value="1">
            <text:p>1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table:number-columns-repeated="9"/>
          <table:table-cell table:style-name="ce51" office:value-type="string">
            <text:p>Vo @ Vbat = nom</text:p>
          </table:table-cell>
          <table:table-cell table:style-name="ce51" table:formula="of:=[$'Cascade Design'.B11]*[.K14]" office:value-type="float" office:value="246.98">
            <text:p>246.98</text:p>
          </table:table-cell>
          <table:table-cell table:style-name="ce51"/>
        </table:table-row>
        <table:table-row table:style-name="ro2">
          <table:table-cell office:value-type="string">
            <text:p>B (tesla)</text:p>
          </table:table-cell>
          <table:table-cell table:style-name="ce39" table:formula="of:=[.B13]/(4.44*50*[$'Transformer Details'.F11]/10000)" office:value-type="float" office:value="1.47151589459282">
            <text:p>1.4715158946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office:value-type="string">
            <text:p>B max (tesla)</text:p>
          </table:table-cell>
          <table:table-cell table:style-name="ce35" table:formula="of:=[.B14]/(4.44*50*[$'Transformer Details'.F11]/10000)" office:value-type="float" office:value="1.55480924711694">
            <text:p>1.5548092471</text:p>
          </table:table-cell>
          <table:table-cell table:number-columns-repeated="7"/>
          <table:table-cell table:style-name="ce52"/>
          <table:table-cell table:style-name="ce54" office:value-type="string">
            <text:p>Primary</text:p>
          </table:table-cell>
          <table:table-cell table:style-name="ce54" office:value-type="string">
            <text:p>Secondary</text:p>
          </table:table-cell>
        </table:table-row>
        <table:table-row table:style-name="ro4">
          <table:table-cell table:number-columns-repeated="9"/>
          <table:table-cell table:style-name="ce52" office:value-type="string">
            <text:p>Adjust Turns</text:p>
          </table:table-cell>
          <table:table-cell table:style-name="ce55" office:value-type="float" office:value="-1">
            <text:p>-1</text:p>
          </table:table-cell>
          <table:table-cell table:style-name="ce55" office:value-type="float" office:value="0">
            <text:p>0</text:p>
          </table:table-cell>
        </table:table-row>
        <table:table-row table:style-name="ro1">
          <table:table-cell office:value-type="string">
            <text:p>Vs </text:p>
          </table:table-cell>
          <table:table-cell table:style-name="ce43" table:formula="of:=[.B11]*[.B13]" office:value-type="float" office:value="234.083333333333">
            <text:p>234.0833333333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office:value-type="string">
            <text:p>Vs (max)</text:p>
          </table:table-cell>
          <table:table-cell table:style-name="ce43" table:formula="of:=[.B14]*[.B11]" office:value-type="float" office:value="247.333333333333">
            <text:p>247.3333333333</text:p>
          </table:table-cell>
          <table:table-cell table:number-columns-repeated="7"/>
          <table:table-cell table:style-name="ce51" office:value-type="string">
            <text:p>Vo @ Vbat = nom</text:p>
          </table:table-cell>
          <table:table-cell table:style-name="ce51" table:formula="of:=[$'Cascade Design'.B11]*([.B11]+[.L19])/([.B10]+[.K19])" office:value-type="float" office:value="244.260869565217">
            <text:p>244.2608695652</text:p>
          </table:table-cell>
          <table:table-cell table:style-name="ce51"/>
        </table:table-row>
        <table:table-row table:style-name="ro1">
          <table:table-cell office:value-type="string">
            <text:p>Vs (min)</text:p>
          </table:table-cell>
          <table:table-cell table:style-name="ce43" table:formula="of:=[.B11]*[.B15]" office:value-type="float" office:value="212">
            <text:p>212</text:p>
          </table:table-cell>
          <table:table-cell table:number-columns-repeated="7"/>
          <table:table-cell table:style-name="ce51"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table:number-columns-repeated="9"/>
        </table:table-row>
        <table:table-row table:style-name="ro1">
          <table:table-cell office:value-type="string">
            <text:p>Turns</text:p>
          </table:table-cell>
          <table:table-cell table:style-name="ce43" table:formula="of:=[.B10]" office:value-type="float" office:value="24">
            <text:p>24</text:p>
          </table:table-cell>
          <table:table-cell table:style-name="ce43" table:formula="of:=[.B11]" office:value-type="float" office:value="212">
            <text:p>212</text:p>
          </table:table-cell>
          <table:table-cell table:number-columns-repeated="9"/>
        </table:table-row>
        <table:table-row table:style-name="ro1">
          <table:table-cell office:value-type="string">
            <text:p>mm2</text:p>
          </table:table-cell>
          <table:table-cell table:style-name="ce2" office:value-type="float" office:value="35">
            <text:p>35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>
            <text:p>mm2</text:p>
          </table:table-cell>
          <table:table-cell table:style-name="ce43" table:formula="of:=IF([$'Transformer Details'.P24]*1&gt;0;[$'Transformer Details'.P24];[.B29])" office:value-type="float" office:value="35">
            <text:p>35</text:p>
          </table:table-cell>
          <table:table-cell table:style-name="ce43" table:formula="of:=IF([$'Transformer Details'.R24]*1&gt;0;[$'Transformer Details'.R24];[.C29])"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Length of Winding</text:p>
          </table:table-cell>
          <table:table-cell table:style-name="ce43" table:formula="of:=[$'Transformer Details'.I11]*[.B28]" office:value-type="float" office:value="6000">
            <text:p>6000</text:p>
          </table:table-cell>
          <table:table-cell table:style-name="ce43" table:formula="of:=[$'Transformer Details'.I11]*[.C28]" office:value-type="float" office:value="53000">
            <text:p>53000</text:p>
          </table:table-cell>
          <table:table-cell table:number-columns-repeated="9"/>
        </table:table-row>
        <table:table-row table:style-name="ro1">
          <table:table-cell office:value-type="string">
            <text:p>Ohm /km</text:p>
          </table:table-cell>
          <table:table-cell table:style-name="ce43" table:formula="of:=22.5/[.B30]" office:value-type="float" office:value="0.642857142857143">
            <text:p>0.6428571429</text:p>
          </table:table-cell>
          <table:table-cell table:style-name="ce43" table:formula="of:=22.5/[.C30]" office:value-type="float" office:value="2.8125">
            <text:p>2.8125</text:p>
          </table:table-cell>
          <table:table-cell table:number-columns-repeated="9"/>
        </table:table-row>
        <table:table-row table:style-name="ro2">
          <table:table-cell office:value-type="string">
            <text:p>num Conductors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u weight (kg)</text:p>
          </table:table-cell>
          <table:table-cell table:style-name="ce43" table:formula="of:=[.B30]/100*[.B31]/10*8.92/1000" office:value-type="float" office:value="1.8732">
            <text:p>1.8732</text:p>
          </table:table-cell>
          <table:table-cell table:style-name="ce43" table:formula="of:=[.C30]/100*[.C31]/10*8.92/1000" office:value-type="float" office:value="3.78208">
            <text:p>3.78208</text:p>
          </table:table-cell>
          <table:table-cell table:number-columns-repeated="9"/>
        </table:table-row>
        <table:table-row table:style-name="ro1">
          <table:table-cell office:value-type="string">
            <text:p>Ohms – winding</text:p>
          </table:table-cell>
          <table:table-cell table:style-name="ce43" table:formula="of:=[.B32]*([.B31]/1000000)/[.B33]" office:value-type="float" office:value="0.00385714285714286">
            <text:p>0.0038571429</text:p>
          </table:table-cell>
          <table:table-cell table:style-name="ce43" table:formula="of:=[.C32]*([.C31]/1000000)/[.C33]" office:value-type="float" office:value="0.1490625">
            <text:p>0.1490625</text:p>
          </table:table-cell>
          <table:table-cell table:number-columns-repeated="9"/>
        </table:table-row>
        <table:table-row table:style-name="ro1">
          <table:table-cell office:value-type="string">
            <text:p>reflecting Prim&gt;Sec Ohms</text:p>
          </table:table-cell>
          <table:table-cell/>
          <table:table-cell table:style-name="ce48" table:formula="of:=([.C28]/[.B28])*[.B35]" office:value-type="float" office:value="0.0340714285714286">
            <text:p>0.0340714286</text:p>
          </table:table-cell>
          <table:table-cell table:number-columns-repeated="9"/>
        </table:table-row>
        <table:table-row table:style-name="ro1">
          <table:table-cell office:value-type="string">
            <text:p>Total Ohms at Sec</text:p>
          </table:table-cell>
          <table:table-cell/>
          <table:table-cell table:style-name="ce48" table:formula="of:=[.C36]+[.C35]" office:value-type="float" office:value="0.183133928571429">
            <text:p>0.1831339286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$'Cascade Design'.D21]" office:value-type="float" office:value="3037.5">
            <text:p>3037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40]*[.B$12]" office:value-type="float" office:value="165.625">
            <text:p>165.6</text:p>
          </table:table-cell>
          <table:table-cell table:style-name="ce45" table:formula="of:=[.B39]/([$'Cascade Design'.C$21])" office:value-type="float" office:value="18.75">
            <text:p>18.8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40]*1.414" office:value-type="float" office:value="234.19375">
            <text:p>234.2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6" table:formula="of:=[.B40]*[.B40]*[.B$35]" office:value-type="float" office:value="105.807756696429">
            <text:p>105.8</text:p>
          </table:table-cell>
          <table:table-cell table:style-name="ce46" table:formula="of:=[.C40]*[.C40]*[.C$35]" office:value-type="float" office:value="52.40478515625">
            <text:p>52.4</text:p>
          </table:table-cell>
          <table:table-cell/>
          <table:table-cell table:style-name="ce45" table:formula="of:=[.B42]+[.C42]" office:value-type="float" office:value="158.212541852679">
            <text:p>158.2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9" table:formula="of:=[.C40]*[.C$37]" office:value-type="float" office:value="3.43376116071429">
            <text:p>3.4</text:p>
          </table:table-cell>
          <table:table-cell table:number-columns-repeated="9"/>
        </table:table-row>
        <table:table-row table:style-name="ro1">
          <table:table-cell/>
          <table:table-cell table:style-name="ce71" table:number-columns-repeated="2"/>
          <table:table-cell table:number-columns-repeated="9"/>
        </table:table-row>
        <table:table-row table:style-name="ro1">
          <table:table-cell office:value-type="string">
            <text:p>Power</text:p>
          </table:table-cell>
          <table:table-cell table:style-name="ce44" table:formula="of:=[.B39]/1.5" office:value-type="float" office:value="2025">
            <text:p>202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46]*[.B$12]" office:value-type="float" office:value="110.416666666667">
            <text:p>110.4</text:p>
          </table:table-cell>
          <table:table-cell table:style-name="ce45" table:formula="of:=[.B45]/([$'Cascade Design'.C$21])" office:value-type="float" office:value="12.5">
            <text:p>12.5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46]*1.414" office:value-type="float" office:value="156.129166666667">
            <text:p>156.1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46]*[.B46]*[.B$35]" office:value-type="float" office:value="47.0256696428572">
            <text:p>47.0</text:p>
          </table:table-cell>
          <table:table-cell table:style-name="ce45" table:formula="of:=[.C46]*[.C46]*[.C$35]" office:value-type="float" office:value="23.291015625">
            <text:p>23.3</text:p>
          </table:table-cell>
          <table:table-cell/>
          <table:table-cell table:style-name="ce45" table:formula="of:=[.B48]+[.C48]" office:value-type="float" office:value="70.3166852678572">
            <text:p>70.3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46]*[.C$37]" office:value-type="float" office:value="2.28917410714286">
            <text:p>2.3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39]/3" office:value-type="float" office:value="1012.5">
            <text:p>1012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52]*[.B$12]" office:value-type="float" office:value="55.2083333333333">
            <text:p>55.2</text:p>
          </table:table-cell>
          <table:table-cell table:style-name="ce45" table:formula="of:=[.B51]/([$'Cascade Design'.C$21])" office:value-type="float" office:value="6.25">
            <text:p>6.3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52]*1.414" office:value-type="float" office:value="78.0645833333333">
            <text:p>78.1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52]*[.B52]*[.B$35]" office:value-type="float" office:value="11.7564174107143">
            <text:p>11.8</text:p>
          </table:table-cell>
          <table:table-cell table:style-name="ce45" table:formula="of:=[.C52]*[.C52]*[.C$35]" office:value-type="float" office:value="5.82275390625">
            <text:p>5.8</text:p>
          </table:table-cell>
          <table:table-cell/>
          <table:table-cell table:style-name="ce45" table:formula="of:=[.B54]+[.C54]" office:value-type="float" office:value="17.5791713169643">
            <text:p>17.6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52]*[.C$37]" office:value-type="float" office:value="1.14458705357143">
            <text:p>1.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51]/3" office:value-type="float" office:value="337.5">
            <text:p>337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58]*[.B$12]" office:value-type="float" office:value="18.4027777777778">
            <text:p>18.4</text:p>
          </table:table-cell>
          <table:table-cell table:style-name="ce45" table:formula="of:=[.B57]/([$'Cascade Design'.C$21])" office:value-type="float" office:value="2.08333333333333">
            <text:p>2.1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58]*1.414" office:value-type="float" office:value="26.0215277777778">
            <text:p>26.0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58]*[.B58]*[.B$35]" office:value-type="float" office:value="1.30626860119048">
            <text:p>1.3</text:p>
          </table:table-cell>
          <table:table-cell table:style-name="ce45" table:formula="of:=[.C58]*[.C58]*[.C$35]" office:value-type="float" office:value="0.64697265625">
            <text:p>0.6</text:p>
          </table:table-cell>
          <table:table-cell/>
          <table:table-cell table:style-name="ce45" table:formula="of:=[.B60]+[.C60]" office:value-type="float" office:value="1.95324125744048">
            <text:p>2.0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58]*[.C$37]" office:value-type="float" office:value="0.381529017857143">
            <text:p>0.4</text:p>
          </table:table-cell>
          <table:table-cell table:number-columns-repeated="9"/>
        </table:table-row>
      </table:table>
      <table:table table:name="Transformer 2" table:style-name="ta1" table:print="false">
        <table:table-column table:style-name="co19" table:default-cell-style-name="Default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4" table:default-cell-style-name="Default"/>
        <table:table-column table:style-name="co21" table:default-cell-style-name="Default"/>
        <table:table-column table:style-name="co4" table:number-columns-repeated="2" table:default-cell-style-name="Default"/>
        <table:table-row table:style-name="ro1" table:number-rows-repeated="9">
          <table:table-cell table:number-columns-repeated="12"/>
        </table:table-row>
        <table:table-row table:style-name="ro1">
          <table:table-cell office:value-type="string">
            <text:p>Primary Turns</text:p>
          </table:table-cell>
          <table:table-cell table:style-name="ce39" table:formula="of:=IF([.E10]*1&gt;0;[.E10];IF([.D10]*1&gt;0;[.D10];IF([.G11]*1&gt;0;TRUNC([$'Cascade Design'.B11]/[.G11]);0)))" office:value-type="float" office:value="38">
            <text:p>38</text:p>
          </table:table-cell>
          <table:table-cell table:formula="of:=IF([$'Transformer Details'.O25]*1&gt;0;[$'Transformer Details'.O25];0)" office:value-type="float" office:value="0">
            <text:p>0</text:p>
          </table:table-cell>
          <table:table-cell table:formula="of:=IF([.C10]*1&gt;0;TRUNC([.C10]+0.5);0)" office:value-type="float" office:value="0">
            <text:p>0</text:p>
          </table:table-cell>
          <table:table-cell table:style-name="ce2"/>
          <table:table-cell table:number-columns-repeated="4"/>
          <table:table-cell table:style-name="ce50" office:value-type="string">
            <text:p>Winding – Fine Tuning</text:p>
          </table:table-cell>
          <table:table-cell table:style-name="ce51" table:number-columns-repeated="2"/>
        </table:table-row>
        <table:table-row table:style-name="ro1">
          <table:table-cell office:value-type="string">
            <text:p>Secondary Turns</text:p>
          </table:table-cell>
          <table:table-cell table:style-name="ce40" table:formula="of:=IF([.E11]*1&gt;0;[.E11];IF([.D11]*1&gt;0;[.D11];IF([.B13]*1&gt;0;TRUNC([$'Cascade Design'.B22]/[.B13]);0)))" office:value-type="float" office:value="110">
            <text:p>110</text:p>
          </table:table-cell>
          <table:table-cell table:formula="of:=IF([$'Transformer Details'.Q25]*1&gt;0;[$'Transformer Details'.Q25];0)" office:value-type="float" office:value="110.024449877751">
            <text:p>110.0244498778</text:p>
          </table:table-cell>
          <table:table-cell table:formula="of:=IF([.C11]*1&gt;0;TRUNC([.C11]+0.5);0)" office:value-type="float" office:value="110">
            <text:p>110</text:p>
          </table:table-cell>
          <table:table-cell table:style-name="ce2"/>
          <table:table-cell office:value-type="string">
            <text:p>Volts/Turn</text:p>
          </table:table-cell>
          <table:table-cell table:formula="of:=IF([.B11]*1&gt;0;[$'Cascade Design'.B22]/[.B11];0)" office:value-type="float" office:value="0.694145454545455">
            <text:p>0.6941454545</text:p>
          </table:table-cell>
          <table:table-cell table:number-columns-repeated="2"/>
          <table:table-cell table:style-name="ce51" table:number-columns-repeated="3"/>
        </table:table-row>
        <table:table-row table:style-name="ro2">
          <table:table-cell office:value-type="string">
            <text:p>Turns Ratio</text:p>
          </table:table-cell>
          <table:table-cell table:style-name="ce40" table:formula="of:=[.B11]/[.B10]" office:value-type="float" office:value="2.89473684210526">
            <text:p>2.8947368421</text:p>
          </table:table-cell>
          <table:table-cell table:number-columns-repeated="2"/>
          <table:table-cell table:style-name="ce2"/>
          <table:table-cell table:number-columns-repeated="4"/>
          <table:table-cell table:style-name="ce51" office:value-type="string">
            <text:p>Vbatt</text:p>
          </table:table-cell>
          <table:table-cell table:style-name="ce53" office:value-type="float" office:value="25">
            <text:p>25</text:p>
          </table:table-cell>
          <table:table-cell table:style-name="ce51"/>
        </table:table-row>
        <table:table-row table:style-name="ro2">
          <table:table-cell office:value-type="string">
            <text:p>Volts/turn</text:p>
          </table:table-cell>
          <table:table-cell table:style-name="ce39" table:formula="of:=IF([.B10]*1&gt;0;[$'Cascade Design'.B11]/[.B10];0)" office:value-type="float" office:value="0.697368421052632">
            <text:p>0.6973684211</text:p>
          </table:table-cell>
          <table:table-cell table:number-columns-repeated="7"/>
          <table:table-cell table:style-name="ce51" office:value-type="string">
            <text:p>Vout</text:p>
          </table:table-cell>
          <table:table-cell table:style-name="ce53" office:value-type="float" office:value="233">
            <text:p>233</text:p>
          </table:table-cell>
          <table:table-cell table:style-name="ce51"/>
        </table:table-row>
        <table:table-row table:style-name="ro1">
          <table:table-cell office:value-type="string">
            <text:p>Volts/turn (Max)</text:p>
          </table:table-cell>
          <table:table-cell table:style-name="ce41" table:formula="of:=[$'Cascade Design'.B12]/[.B10]" office:value-type="float" office:value="0.736842105263158">
            <text:p>0.7368421053</text:p>
          </table:table-cell>
          <table:table-cell table:number-columns-repeated="7"/>
          <table:table-cell table:style-name="ce51" office:value-type="string">
            <text:p>Turns Ratio</text:p>
          </table:table-cell>
          <table:table-cell table:style-name="ce51" table:formula="of:=[.K13]/[.K12]" office:value-type="float" office:value="9.32">
            <text:p>9.32</text:p>
          </table:table-cell>
          <table:table-cell table:style-name="ce51"/>
        </table:table-row>
        <table:table-row table:style-name="ro1">
          <table:table-cell office:value-type="string">
            <text:p>Volts/turn (Min)</text:p>
          </table:table-cell>
          <table:table-cell table:style-name="ce42" table:formula="of:=[$'Cascade Design'.B13]/[.B10]" office:value-type="float" office:value="0.631578947368421">
            <text:p>0.6315789474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table:number-columns-repeated="9"/>
          <table:table-cell table:style-name="ce51" office:value-type="string">
            <text:p>Vo @ Vbat = nom</text:p>
          </table:table-cell>
          <table:table-cell table:style-name="ce51" table:formula="of:=[$'Cascade Design'.B11]*[.K14]" office:value-type="float" office:value="246.98">
            <text:p>246.98</text:p>
          </table:table-cell>
          <table:table-cell table:style-name="ce51"/>
        </table:table-row>
        <table:table-row table:style-name="ro2">
          <table:table-cell office:value-type="string">
            <text:p>B (tesla)</text:p>
          </table:table-cell>
          <table:table-cell table:style-name="ce39" table:formula="of:=[.B13]/(4.44*50*[$'Transformer Details'.F12]/10000)" office:value-type="float" office:value="1.36578225823077">
            <text:p>1.3657822582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office:value-type="string">
            <text:p>B max (tesla)</text:p>
          </table:table-cell>
          <table:table-cell table:style-name="ce35" table:formula="of:=[.B14]/(4.44*50*[$'Transformer Details'.F12]/10000)" office:value-type="float" office:value="1.44309068794195">
            <text:p>1.4430906879</text:p>
          </table:table-cell>
          <table:table-cell table:number-columns-repeated="7"/>
          <table:table-cell table:style-name="ce52"/>
          <table:table-cell table:style-name="ce54" office:value-type="string">
            <text:p>Primary</text:p>
          </table:table-cell>
          <table:table-cell table:style-name="ce54" office:value-type="string">
            <text:p>Secondary</text:p>
          </table:table-cell>
        </table:table-row>
        <table:table-row table:style-name="ro4">
          <table:table-cell table:number-columns-repeated="9"/>
          <table:table-cell table:style-name="ce52" office:value-type="string">
            <text:p>Adjust Turns</text:p>
          </table:table-cell>
          <table:table-cell table:style-name="ce55" office:value-type="float" office:value="-1">
            <text:p>-1</text:p>
          </table:table-cell>
          <table:table-cell table:style-name="ce55" office:value-type="float" office:value="0">
            <text:p>0</text:p>
          </table:table-cell>
        </table:table-row>
        <table:table-row table:style-name="ro1">
          <table:table-cell office:value-type="string">
            <text:p>Vs </text:p>
          </table:table-cell>
          <table:table-cell table:style-name="ce43" table:formula="of:=[.B11]*[.B13]" office:value-type="float" office:value="76.7105263157895">
            <text:p>76.7105263158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office:value-type="string">
            <text:p>Vs (max)</text:p>
          </table:table-cell>
          <table:table-cell table:style-name="ce43" table:formula="of:=[.B14]*[.B11]" office:value-type="float" office:value="81.0526315789474">
            <text:p>81.0526315789</text:p>
          </table:table-cell>
          <table:table-cell table:number-columns-repeated="7"/>
          <table:table-cell table:style-name="ce51" office:value-type="string">
            <text:p>Vo @ Vbat = nom</text:p>
          </table:table-cell>
          <table:table-cell table:style-name="ce51" table:formula="of:=[$'Cascade Design'.B11]*([.B11]+[.L19])/([.B10]+[.K19])" office:value-type="float" office:value="78.7837837837838">
            <text:p>78.7837837838</text:p>
          </table:table-cell>
          <table:table-cell table:style-name="ce51"/>
        </table:table-row>
        <table:table-row table:style-name="ro1">
          <table:table-cell office:value-type="string">
            <text:p>Vs (min)</text:p>
          </table:table-cell>
          <table:table-cell table:style-name="ce43" table:formula="of:=[.B11]*[.B15]" office:value-type="float" office:value="69.4736842105263">
            <text:p>69.4736842105</text:p>
          </table:table-cell>
          <table:table-cell table:number-columns-repeated="7"/>
          <table:table-cell table:style-name="ce51"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table:number-columns-repeated="9"/>
        </table:table-row>
        <table:table-row table:style-name="ro1">
          <table:table-cell office:value-type="string">
            <text:p>Turns</text:p>
          </table:table-cell>
          <table:table-cell table:style-name="ce43" table:formula="of:=[.B10]" office:value-type="float" office:value="38">
            <text:p>38</text:p>
          </table:table-cell>
          <table:table-cell table:style-name="ce43" table:formula="of:=[.B11]" office:value-type="float" office:value="110">
            <text:p>110</text:p>
          </table:table-cell>
          <table:table-cell table:number-columns-repeated="9"/>
        </table:table-row>
        <table:table-row table:style-name="ro1">
          <table:table-cell office:value-type="string">
            <text:p>mm2</text:p>
          </table:table-cell>
          <table:table-cell table:style-name="ce2" office:value-type="float" office:value="16">
            <text:p>16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>
            <text:p>mm2</text:p>
          </table:table-cell>
          <table:table-cell table:style-name="ce43" table:formula="of:=IF([$'Transformer Details'.P25]*1&gt;0;[$'Transformer Details'.P25];[.B29])" office:value-type="float" office:value="16">
            <text:p>16</text:p>
          </table:table-cell>
          <table:table-cell table:style-name="ce43" table:formula="of:=IF([$'Transformer Details'.R25]*1&gt;0;[$'Transformer Details'.R25];[.C29])" office:value-type="float" office:value="5.5">
            <text:p>5.5</text:p>
          </table:table-cell>
          <table:table-cell table:number-columns-repeated="9"/>
        </table:table-row>
        <table:table-row table:style-name="ro1">
          <table:table-cell office:value-type="string">
            <text:p>Length of Winding</text:p>
          </table:table-cell>
          <table:table-cell table:style-name="ce43" table:formula="of:=[$'Transformer Details'.I12]*[.B28]" office:value-type="float" office:value="9500">
            <text:p>9500</text:p>
          </table:table-cell>
          <table:table-cell table:style-name="ce43" table:formula="of:=[$'Transformer Details'.I12]*[.C28]" office:value-type="float" office:value="27500">
            <text:p>27500</text:p>
          </table:table-cell>
          <table:table-cell table:number-columns-repeated="9"/>
        </table:table-row>
        <table:table-row table:style-name="ro1">
          <table:table-cell office:value-type="string">
            <text:p>Ohm /km</text:p>
          </table:table-cell>
          <table:table-cell table:style-name="ce43" table:formula="of:=22.5/[.B30]" office:value-type="float" office:value="1.40625">
            <text:p>1.40625</text:p>
          </table:table-cell>
          <table:table-cell table:style-name="ce43" table:formula="of:=22.5/[.C30]" office:value-type="float" office:value="4.09090909090909">
            <text:p>4.0909090909</text:p>
          </table:table-cell>
          <table:table-cell table:number-columns-repeated="9"/>
        </table:table-row>
        <table:table-row table:style-name="ro2">
          <table:table-cell office:value-type="string">
            <text:p>num Conductors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u weight (kg)</text:p>
          </table:table-cell>
          <table:table-cell table:style-name="ce43" table:formula="of:=[.B30]/100*[.B31]/10*8.92/1000" office:value-type="float" office:value="1.35584">
            <text:p>1.35584</text:p>
          </table:table-cell>
          <table:table-cell table:style-name="ce43" table:formula="of:=[.C30]/100*[.C31]/10*8.92/1000" office:value-type="float" office:value="1.34915">
            <text:p>1.34915</text:p>
          </table:table-cell>
          <table:table-cell table:number-columns-repeated="9"/>
        </table:table-row>
        <table:table-row table:style-name="ro1">
          <table:table-cell office:value-type="string">
            <text:p>Ohms – winding</text:p>
          </table:table-cell>
          <table:table-cell table:style-name="ce43" table:formula="of:=[.B32]*([.B31]/1000000)/[.B33]" office:value-type="float" office:value="0.013359375">
            <text:p>0.013359375</text:p>
          </table:table-cell>
          <table:table-cell table:style-name="ce43" table:formula="of:=[.C32]*([.C31]/1000000)/[.C33]" office:value-type="float" office:value="0.1125">
            <text:p>0.1125</text:p>
          </table:table-cell>
          <table:table-cell table:number-columns-repeated="9"/>
        </table:table-row>
        <table:table-row table:style-name="ro1">
          <table:table-cell office:value-type="string">
            <text:p>reflecting Prim&gt;Sec Ohms</text:p>
          </table:table-cell>
          <table:table-cell/>
          <table:table-cell table:style-name="ce48" table:formula="of:=([.C28]/[.B28])*[.B35]" office:value-type="float" office:value="0.038671875">
            <text:p>0.038671875</text:p>
          </table:table-cell>
          <table:table-cell table:number-columns-repeated="9"/>
        </table:table-row>
        <table:table-row table:style-name="ro1">
          <table:table-cell office:value-type="string">
            <text:p>Total Ohms at Sec</text:p>
          </table:table-cell>
          <table:table-cell/>
          <table:table-cell table:style-name="ce48" table:formula="of:=[.C36]+[.C35]" office:value-type="float" office:value="0.151171875">
            <text:p>0.15117187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$'Cascade Design'.D22]" office:value-type="float" office:value="1012.5">
            <text:p>1012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40]*[.B$12]" office:value-type="float" office:value="54.2763157894737">
            <text:p>54.3</text:p>
          </table:table-cell>
          <table:table-cell table:style-name="ce45" table:formula="of:=[.B39]/([$'Cascade Design'.C$22])" office:value-type="float" office:value="18.75">
            <text:p>18.8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40]*1.414" office:value-type="float" office:value="76.7467105263158">
            <text:p>76.7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6" table:formula="of:=[.B40]*[.B40]*[.B$35]" office:value-type="float" office:value="39.3556293688322">
            <text:p>39.4</text:p>
          </table:table-cell>
          <table:table-cell table:style-name="ce46" table:formula="of:=[.C40]*[.C40]*[.C$35]" office:value-type="float" office:value="39.55078125">
            <text:p>39.6</text:p>
          </table:table-cell>
          <table:table-cell/>
          <table:table-cell table:style-name="ce45" table:formula="of:=[.B42]+[.C42]" office:value-type="float" office:value="78.9064106188322">
            <text:p>78.9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9" table:formula="of:=[.C40]*[.C$37]" office:value-type="float" office:value="2.83447265625">
            <text:p>2.8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39]/1.5" office:value-type="float" office:value="675">
            <text:p>67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46]*[.B$12]" office:value-type="float" office:value="36.1842105263158">
            <text:p>36.2</text:p>
          </table:table-cell>
          <table:table-cell table:style-name="ce45" table:formula="of:=[.B45]/([$'Cascade Design'.C$22])" office:value-type="float" office:value="12.5">
            <text:p>12.5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46]*1.414" office:value-type="float" office:value="51.1644736842105">
            <text:p>51.2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46]*[.B46]*[.B$35]" office:value-type="float" office:value="17.4913908305921">
            <text:p>17.5</text:p>
          </table:table-cell>
          <table:table-cell table:style-name="ce45" table:formula="of:=[.C46]*[.C46]*[.C$35]" office:value-type="float" office:value="17.578125">
            <text:p>17.6</text:p>
          </table:table-cell>
          <table:table-cell/>
          <table:table-cell table:style-name="ce45" table:formula="of:=[.B48]+[.C48]" office:value-type="float" office:value="35.0695158305921">
            <text:p>35.1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46]*[.C$37]" office:value-type="float" office:value="1.8896484375">
            <text:p>1.9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39]/3" office:value-type="float" office:value="337.5">
            <text:p>337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52]*[.B$12]" office:value-type="float" office:value="18.0921052631579">
            <text:p>18.1</text:p>
          </table:table-cell>
          <table:table-cell table:style-name="ce45" table:formula="of:=[.B51]/([$'Cascade Design'.C$22])" office:value-type="float" office:value="6.25">
            <text:p>6.3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52]*1.414" office:value-type="float" office:value="25.5822368421053">
            <text:p>25.6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52]*[.B52]*[.B$35]" office:value-type="float" office:value="4.37284770764803">
            <text:p>4.4</text:p>
          </table:table-cell>
          <table:table-cell table:style-name="ce45" table:formula="of:=[.C52]*[.C52]*[.C$35]" office:value-type="float" office:value="4.39453125">
            <text:p>4.4</text:p>
          </table:table-cell>
          <table:table-cell/>
          <table:table-cell table:style-name="ce45" table:formula="of:=[.B54]+[.C54]" office:value-type="float" office:value="8.76737895764803">
            <text:p>8.8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52]*[.C$37]" office:value-type="float" office:value="0.94482421875">
            <text:p>0.9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51]/3" office:value-type="float" office:value="112.5">
            <text:p>112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58]*[.B$12]" office:value-type="float" office:value="6.03070175438597">
            <text:p>6.0</text:p>
          </table:table-cell>
          <table:table-cell table:style-name="ce45" table:formula="of:=[.B57]/([$'Cascade Design'.C$22])" office:value-type="float" office:value="2.08333333333333">
            <text:p>2.1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58]*1.414" office:value-type="float" office:value="8.52741228070176">
            <text:p>8.5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58]*[.B58]*[.B$35]" office:value-type="float" office:value="0.485871967516448">
            <text:p>0.5</text:p>
          </table:table-cell>
          <table:table-cell table:style-name="ce45" table:formula="of:=[.C58]*[.C58]*[.C$35]" office:value-type="float" office:value="0.48828125">
            <text:p>0.5</text:p>
          </table:table-cell>
          <table:table-cell/>
          <table:table-cell table:style-name="ce45" table:formula="of:=[.B60]+[.C60]" office:value-type="float" office:value="0.974153217516447">
            <text:p>1.0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58]*[.C$37]" office:value-type="float" office:value="0.31494140625">
            <text:p>0.3</text:p>
          </table:table-cell>
          <table:table-cell table:number-columns-repeated="9"/>
        </table:table-row>
      </table:table>
      <table:table table:name="Transformer 3" table:style-name="ta1" table:print="false">
        <table:table-column table:style-name="co19" table:default-cell-style-name="Default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4" table:default-cell-style-name="Default"/>
        <table:table-column table:style-name="co21" table:default-cell-style-name="Default"/>
        <table:table-column table:style-name="co4" table:number-columns-repeated="2" table:default-cell-style-name="Default"/>
        <table:table-row table:style-name="ro1" table:number-rows-repeated="9">
          <table:table-cell table:number-columns-repeated="12"/>
        </table:table-row>
        <table:table-row table:style-name="ro1">
          <table:table-cell office:value-type="string">
            <text:p>Primary Turns</text:p>
          </table:table-cell>
          <table:table-cell table:style-name="ce39" table:formula="of:=IF([.E10]*1&gt;0;[.E10];IF([.D10]*1&gt;0;[.D10];IF([.G11]*1&gt;0;TRUNC([$'Cascade Design'.B11]/[.G11]);0)))" office:value-type="float" office:value="60">
            <text:p>60</text:p>
          </table:table-cell>
          <table:table-cell table:formula="of:=IF([$'Transformer Details'.O26]*1&gt;0;[$'Transformer Details'.O26];0)" office:value-type="float" office:value="0">
            <text:p>0</text:p>
          </table:table-cell>
          <table:table-cell table:formula="of:=IF([.C10]*1&gt;0;TRUNC([.C10]+0.5);0)" office:value-type="float" office:value="0">
            <text:p>0</text:p>
          </table:table-cell>
          <table:table-cell table:style-name="ce2"/>
          <table:table-cell table:number-columns-repeated="4"/>
          <table:table-cell table:style-name="ce50" office:value-type="string">
            <text:p>Winding – Fine Tuning</text:p>
          </table:table-cell>
          <table:table-cell table:style-name="ce51" table:number-columns-repeated="2"/>
        </table:table-row>
        <table:table-row table:style-name="ro1">
          <table:table-cell office:value-type="string">
            <text:p>Secondary Turns</text:p>
          </table:table-cell>
          <table:table-cell table:style-name="ce40" table:formula="of:=IF([.E11]*1&gt;0;[.E11];IF([.D11]*1&gt;0;[.D11];IF([.B13]*1&gt;0;TRUNC([$'Cascade Design'.B23]/[.B13]);0)))" office:value-type="float" office:value="58">
            <text:p>58</text:p>
          </table:table-cell>
          <table:table-cell table:formula="of:=IF([$'Transformer Details'.Q26]*1&gt;0;[$'Transformer Details'.Q26];0)" office:value-type="float" office:value="57.6">
            <text:p>57.6</text:p>
          </table:table-cell>
          <table:table-cell table:formula="of:=IF([.C11]*1&gt;0;TRUNC([.C11]+0.5);0)" office:value-type="float" office:value="58">
            <text:p>58</text:p>
          </table:table-cell>
          <table:table-cell table:style-name="ce2"/>
          <table:table-cell office:value-type="string">
            <text:p>Volts/Turn</text:p>
          </table:table-cell>
          <table:table-cell table:formula="of:=IF([.B11]*1&gt;0;[$'Cascade Design'.B23]/[.B11];0)" office:value-type="float" office:value="0.438827586206897">
            <text:p>0.4388275862</text:p>
          </table:table-cell>
          <table:table-cell table:number-columns-repeated="2"/>
          <table:table-cell table:style-name="ce51" table:number-columns-repeated="3"/>
        </table:table-row>
        <table:table-row table:style-name="ro2">
          <table:table-cell office:value-type="string">
            <text:p>Turns Ratio</text:p>
          </table:table-cell>
          <table:table-cell table:style-name="ce40" table:formula="of:=[.B11]/[.B10]" office:value-type="float" office:value="0.966666666666667">
            <text:p>0.9666666667</text:p>
          </table:table-cell>
          <table:table-cell table:number-columns-repeated="2"/>
          <table:table-cell table:style-name="ce2"/>
          <table:table-cell table:number-columns-repeated="4"/>
          <table:table-cell table:style-name="ce51" office:value-type="string">
            <text:p>Vbatt</text:p>
          </table:table-cell>
          <table:table-cell table:style-name="ce53" office:value-type="float" office:value="25">
            <text:p>25</text:p>
          </table:table-cell>
          <table:table-cell table:style-name="ce51"/>
        </table:table-row>
        <table:table-row table:style-name="ro2">
          <table:table-cell office:value-type="string">
            <text:p>Volts/turn</text:p>
          </table:table-cell>
          <table:table-cell table:style-name="ce39" table:formula="of:=IF([.B10]*1&gt;0;[$'Cascade Design'.B11]/[.B10];0)" office:value-type="float" office:value="0.441666666666667">
            <text:p>0.4416666667</text:p>
          </table:table-cell>
          <table:table-cell table:number-columns-repeated="7"/>
          <table:table-cell table:style-name="ce51" office:value-type="string">
            <text:p>Vout</text:p>
          </table:table-cell>
          <table:table-cell table:style-name="ce53" office:value-type="float" office:value="233">
            <text:p>233</text:p>
          </table:table-cell>
          <table:table-cell table:style-name="ce51"/>
        </table:table-row>
        <table:table-row table:style-name="ro1">
          <table:table-cell office:value-type="string">
            <text:p>Volts/turn (Max)</text:p>
          </table:table-cell>
          <table:table-cell table:style-name="ce41" table:formula="of:=[$'Cascade Design'.B12]/[.B10]" office:value-type="float" office:value="0.466666666666667">
            <text:p>0.4666666667</text:p>
          </table:table-cell>
          <table:table-cell table:number-columns-repeated="7"/>
          <table:table-cell table:style-name="ce51" office:value-type="string">
            <text:p>Turns Ratio</text:p>
          </table:table-cell>
          <table:table-cell table:style-name="ce51" table:formula="of:=[.K13]/[.K12]" office:value-type="float" office:value="9.32">
            <text:p>9.32</text:p>
          </table:table-cell>
          <table:table-cell table:style-name="ce51"/>
        </table:table-row>
        <table:table-row table:style-name="ro1">
          <table:table-cell office:value-type="string">
            <text:p>Volts/turn (Min)</text:p>
          </table:table-cell>
          <table:table-cell table:style-name="ce42" table:formula="of:=[$'Cascade Design'.B13]/[.B10]" office:value-type="float" office:value="0.4">
            <text:p>0.4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table:number-columns-repeated="9"/>
          <table:table-cell table:style-name="ce51" office:value-type="string">
            <text:p>Vo @ Vbat = nom</text:p>
          </table:table-cell>
          <table:table-cell table:style-name="ce51" table:formula="of:=[$'Cascade Design'.B11]*[.K14]" office:value-type="float" office:value="246.98">
            <text:p>246.98</text:p>
          </table:table-cell>
          <table:table-cell table:style-name="ce51"/>
        </table:table-row>
        <table:table-row table:style-name="ro2">
          <table:table-cell office:value-type="string">
            <text:p>B (tesla)</text:p>
          </table:table-cell>
          <table:table-cell table:style-name="ce39" table:formula="of:=[.B13]/(4.44*50*[$'Transformer Details'.F13]/10000)" office:value-type="float" office:value="0.780191956662545">
            <text:p>0.7801919567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office:value-type="string">
            <text:p>B max (tesla)</text:p>
          </table:table-cell>
          <table:table-cell table:style-name="ce35" table:formula="of:=[.B14]/(4.44*50*[$'Transformer Details'.F13]/10000)" office:value-type="float" office:value="0.824353765530236">
            <text:p>0.8243537655</text:p>
          </table:table-cell>
          <table:table-cell table:number-columns-repeated="7"/>
          <table:table-cell table:style-name="ce52"/>
          <table:table-cell table:style-name="ce54" office:value-type="string">
            <text:p>Primary</text:p>
          </table:table-cell>
          <table:table-cell table:style-name="ce54" office:value-type="string">
            <text:p>Secondary</text:p>
          </table:table-cell>
        </table:table-row>
        <table:table-row table:style-name="ro4">
          <table:table-cell table:number-columns-repeated="9"/>
          <table:table-cell table:style-name="ce52" office:value-type="string">
            <text:p>Adjust Turns</text:p>
          </table:table-cell>
          <table:table-cell table:style-name="ce55" office:value-type="float" office:value="-1">
            <text:p>-1</text:p>
          </table:table-cell>
          <table:table-cell table:style-name="ce55" office:value-type="float" office:value="0">
            <text:p>0</text:p>
          </table:table-cell>
        </table:table-row>
        <table:table-row table:style-name="ro1">
          <table:table-cell office:value-type="string">
            <text:p>Vs </text:p>
          </table:table-cell>
          <table:table-cell table:style-name="ce43" table:formula="of:=[.B11]*[.B13]" office:value-type="float" office:value="25.6166666666667">
            <text:p>25.6166666667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office:value-type="string">
            <text:p>Vs (max)</text:p>
          </table:table-cell>
          <table:table-cell table:style-name="ce43" table:formula="of:=[.B14]*[.B11]" office:value-type="float" office:value="27.0666666666667">
            <text:p>27.0666666667</text:p>
          </table:table-cell>
          <table:table-cell table:number-columns-repeated="7"/>
          <table:table-cell table:style-name="ce51" office:value-type="string">
            <text:p>Vo @ Vbat = nom</text:p>
          </table:table-cell>
          <table:table-cell table:style-name="ce51" table:formula="of:=[$'Cascade Design'.B11]*([.B11]+[.L19])/([.B10]+[.K19])" office:value-type="float" office:value="26.0508474576271">
            <text:p>26.0508474576</text:p>
          </table:table-cell>
          <table:table-cell table:style-name="ce51"/>
        </table:table-row>
        <table:table-row table:style-name="ro1">
          <table:table-cell office:value-type="string">
            <text:p>Vs (min)</text:p>
          </table:table-cell>
          <table:table-cell table:style-name="ce43" table:formula="of:=[.B11]*[.B15]" office:value-type="float" office:value="23.2">
            <text:p>23.2</text:p>
          </table:table-cell>
          <table:table-cell table:number-columns-repeated="7"/>
          <table:table-cell table:style-name="ce51"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table:number-columns-repeated="9"/>
        </table:table-row>
        <table:table-row table:style-name="ro1">
          <table:table-cell office:value-type="string">
            <text:p>Turns</text:p>
          </table:table-cell>
          <table:table-cell table:style-name="ce43" table:formula="of:=[.B10]" office:value-type="float" office:value="60">
            <text:p>60</text:p>
          </table:table-cell>
          <table:table-cell table:style-name="ce43" table:formula="of:=[.B11]" office:value-type="float" office:value="58">
            <text:p>58</text:p>
          </table:table-cell>
          <table:table-cell table:number-columns-repeated="9"/>
        </table:table-row>
        <table:table-row table:style-name="ro1">
          <table:table-cell office:value-type="string">
            <text:p>mm2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>
            <text:p>mm2</text:p>
          </table:table-cell>
          <table:table-cell table:style-name="ce43" table:formula="of:=IF([$'Transformer Details'.P25]*1&gt;0;[$'Transformer Details'.P25];[.B29])" office:value-type="float" office:value="6">
            <text:p>6</text:p>
          </table:table-cell>
          <table:table-cell table:style-name="ce43" table:formula="of:=IF([$'Transformer Details'.R25]*1&gt;0;[$'Transformer Details'.R25];[.C29])" office:value-type="float" office:value="5.5">
            <text:p>5.5</text:p>
          </table:table-cell>
          <table:table-cell table:number-columns-repeated="9"/>
        </table:table-row>
        <table:table-row table:style-name="ro1">
          <table:table-cell office:value-type="string">
            <text:p>Length of Winding</text:p>
          </table:table-cell>
          <table:table-cell table:style-name="ce43" table:formula="of:=[$'Transformer Details'.I12]*[.B28]" office:value-type="float" office:value="15000">
            <text:p>15000</text:p>
          </table:table-cell>
          <table:table-cell table:style-name="ce43" table:formula="of:=[$'Transformer Details'.I12]*[.C28]" office:value-type="float" office:value="14500">
            <text:p>14500</text:p>
          </table:table-cell>
          <table:table-cell table:number-columns-repeated="9"/>
        </table:table-row>
        <table:table-row table:style-name="ro1">
          <table:table-cell office:value-type="string">
            <text:p>Ohm /km</text:p>
          </table:table-cell>
          <table:table-cell table:style-name="ce43" table:formula="of:=22.5/[.B30]" office:value-type="float" office:value="3.75">
            <text:p>3.75</text:p>
          </table:table-cell>
          <table:table-cell table:style-name="ce43" table:formula="of:=22.5/[.C30]" office:value-type="float" office:value="4.09090909090909">
            <text:p>4.0909090909</text:p>
          </table:table-cell>
          <table:table-cell table:number-columns-repeated="9"/>
        </table:table-row>
        <table:table-row table:style-name="ro2">
          <table:table-cell office:value-type="string">
            <text:p>num Conductors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u weight (kg)</text:p>
          </table:table-cell>
          <table:table-cell table:style-name="ce43" table:formula="of:=[.B30]/100*[.B31]/10*8.92/1000" office:value-type="float" office:value="0.8028">
            <text:p>0.8028</text:p>
          </table:table-cell>
          <table:table-cell table:style-name="ce43" table:formula="of:=[.C30]/100*[.C31]/10*8.92/1000" office:value-type="float" office:value="0.71137">
            <text:p>0.71137</text:p>
          </table:table-cell>
          <table:table-cell table:number-columns-repeated="9"/>
        </table:table-row>
        <table:table-row table:style-name="ro1">
          <table:table-cell office:value-type="string">
            <text:p>Ohms – winding</text:p>
          </table:table-cell>
          <table:table-cell table:style-name="ce43" table:formula="of:=[.B32]*([.B31]/1000000)/[.B33]" office:value-type="float" office:value="0.05625">
            <text:p>0.05625</text:p>
          </table:table-cell>
          <table:table-cell table:style-name="ce43" table:formula="of:=[.C32]*([.C31]/1000000)/[.C33]" office:value-type="float" office:value="0.0593181818181818">
            <text:p>0.0593181818</text:p>
          </table:table-cell>
          <table:table-cell table:number-columns-repeated="9"/>
        </table:table-row>
        <table:table-row table:style-name="ro1">
          <table:table-cell office:value-type="string">
            <text:p>reflecting Prim&gt;Sec Ohms</text:p>
          </table:table-cell>
          <table:table-cell/>
          <table:table-cell table:style-name="ce48" table:formula="of:=([.C28]/[.B28])*[.B35]" office:value-type="float" office:value="0.054375">
            <text:p>0.054375</text:p>
          </table:table-cell>
          <table:table-cell table:number-columns-repeated="9"/>
        </table:table-row>
        <table:table-row table:style-name="ro1">
          <table:table-cell office:value-type="string">
            <text:p>Total Ohms at Sec</text:p>
          </table:table-cell>
          <table:table-cell/>
          <table:table-cell table:style-name="ce48" table:formula="of:=[.C36]+[.C35]" office:value-type="float" office:value="0.113693181818182">
            <text:p>0.1136931818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$'Cascade Design'.D23]" office:value-type="float" office:value="337.5">
            <text:p>337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40]*[.B$12]" office:value-type="float" office:value="18.125">
            <text:p>18.1</text:p>
          </table:table-cell>
          <table:table-cell table:style-name="ce45" table:formula="of:=[.B39]/([$'Cascade Design'.C$23])" office:value-type="float" office:value="18.75">
            <text:p>18.8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40]*1.414" office:value-type="float" office:value="25.62875">
            <text:p>25.6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6" table:formula="of:=[.B40]*[.B40]*[.B$35]" office:value-type="float" office:value="18.47900390625">
            <text:p>18.5</text:p>
          </table:table-cell>
          <table:table-cell table:style-name="ce46" table:formula="of:=[.C40]*[.C40]*[.C$35]" office:value-type="float" office:value="20.8540482954545">
            <text:p>20.9</text:p>
          </table:table-cell>
          <table:table-cell/>
          <table:table-cell table:style-name="ce45" table:formula="of:=[.B42]+[.C42]" office:value-type="float" office:value="39.3330522017045">
            <text:p>39.3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9" table:formula="of:=[.C40]*[.C$37]" office:value-type="float" office:value="2.13174715909091">
            <text:p>2.1</text:p>
          </table:table-cell>
          <table:table-cell table:number-columns-repeated="9"/>
        </table:table-row>
        <table:table-row table:style-name="ro1">
          <table:table-cell/>
          <table:table-cell table:style-name="ce71" table:number-columns-repeated="2"/>
          <table:table-cell table:number-columns-repeated="9"/>
        </table:table-row>
        <table:table-row table:style-name="ro1">
          <table:table-cell office:value-type="string">
            <text:p>Power</text:p>
          </table:table-cell>
          <table:table-cell table:style-name="ce44" table:formula="of:=[.B39]/1.5" office:value-type="float" office:value="225">
            <text:p>22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46]*[.B$12]" office:value-type="float" office:value="12.0833333333333">
            <text:p>12.1</text:p>
          </table:table-cell>
          <table:table-cell table:style-name="ce45" table:formula="of:=[.B45]/([$'Cascade Design'.C$23])" office:value-type="float" office:value="12.5">
            <text:p>12.5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46]*1.414" office:value-type="float" office:value="17.0858333333333">
            <text:p>17.1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46]*[.B46]*[.B$35]" office:value-type="float" office:value="8.212890625">
            <text:p>8.2</text:p>
          </table:table-cell>
          <table:table-cell table:style-name="ce45" table:formula="of:=[.C46]*[.C46]*[.C$35]" office:value-type="float" office:value="9.26846590909091">
            <text:p>9.3</text:p>
          </table:table-cell>
          <table:table-cell/>
          <table:table-cell table:style-name="ce45" table:formula="of:=[.B48]+[.C48]" office:value-type="float" office:value="17.4813565340909">
            <text:p>17.5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46]*[.C$37]" office:value-type="float" office:value="1.42116477272727">
            <text:p>1.4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39]/3" office:value-type="float" office:value="112.5">
            <text:p>112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52]*[.B$12]" office:value-type="float" office:value="6.04166666666667">
            <text:p>6.0</text:p>
          </table:table-cell>
          <table:table-cell table:style-name="ce45" table:formula="of:=[.B51]/([$'Cascade Design'.C$23])" office:value-type="float" office:value="6.25">
            <text:p>6.3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52]*1.414" office:value-type="float" office:value="8.54291666666667">
            <text:p>8.5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52]*[.B52]*[.B$35]" office:value-type="float" office:value="2.05322265625">
            <text:p>2.1</text:p>
          </table:table-cell>
          <table:table-cell table:style-name="ce45" table:formula="of:=[.C52]*[.C52]*[.C$35]" office:value-type="float" office:value="2.31711647727273">
            <text:p>2.3</text:p>
          </table:table-cell>
          <table:table-cell/>
          <table:table-cell table:style-name="ce45" table:formula="of:=[.B54]+[.C54]" office:value-type="float" office:value="4.37033913352273">
            <text:p>4.4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52]*[.C$37]" office:value-type="float" office:value="0.710582386363636">
            <text:p>0.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51]/3" office:value-type="float" office:value="37.5">
            <text:p>37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58]*[.B$12]" office:value-type="float" office:value="2.01388888888889">
            <text:p>2.0</text:p>
          </table:table-cell>
          <table:table-cell table:style-name="ce45" table:formula="of:=[.B57]/([$'Cascade Design'.C$23])" office:value-type="float" office:value="2.08333333333333">
            <text:p>2.1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58]*1.414" office:value-type="float" office:value="2.84763888888889">
            <text:p>2.8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58]*[.B58]*[.B$35]" office:value-type="float" office:value="0.228135850694444">
            <text:p>0.2</text:p>
          </table:table-cell>
          <table:table-cell table:style-name="ce45" table:formula="of:=[.C58]*[.C58]*[.C$35]" office:value-type="float" office:value="0.257457386363636">
            <text:p>0.3</text:p>
          </table:table-cell>
          <table:table-cell/>
          <table:table-cell table:style-name="ce45" table:formula="of:=[.B60]+[.C60]" office:value-type="float" office:value="0.485593237058081">
            <text:p>0.5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58]*[.C$37]" office:value-type="float" office:value="0.236860795454545">
            <text:p>0.2</text:p>
          </table:table-cell>
          <table:table-cell table:number-columns-repeated="9"/>
        </table:table-row>
      </table:table>
      <table:table table:name="Transformer 4" table:style-name="ta1" table:print="false">
        <table:table-column table:style-name="co19" table:default-cell-style-name="Default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4" table:default-cell-style-name="Default"/>
        <table:table-column table:style-name="co21" table:default-cell-style-name="Default"/>
        <table:table-column table:style-name="co4" table:number-columns-repeated="2" table:default-cell-style-name="Default"/>
        <table:table-row table:style-name="ro1" table:number-rows-repeated="9">
          <table:table-cell table:number-columns-repeated="12"/>
        </table:table-row>
        <table:table-row table:style-name="ro1">
          <table:table-cell office:value-type="string">
            <text:p>Primary Turns</text:p>
          </table:table-cell>
          <table:table-cell table:style-name="ce39" table:formula="of:=IF([.E10]*1&gt;0;[.E10];IF([.D10]*1&gt;0;[.D10];IF([.G11]*1&gt;0;TRUNC([$'Cascade Design'.B11]/[.G11]);0)))" office:value-type="float" office:value="58">
            <text:p>58</text:p>
          </table:table-cell>
          <table:table-cell table:formula="of:=IF([$'Transformer Details'.O27]*1&gt;0;[$'Transformer Details'.O27];0)" office:value-type="float" office:value="57.6">
            <text:p>57.6</text:p>
          </table:table-cell>
          <table:table-cell table:formula="of:=IF([.C10]*1&gt;0;TRUNC([.C10]+0.5);0)" office:value-type="float" office:value="58">
            <text:p>58</text:p>
          </table:table-cell>
          <table:table-cell table:style-name="ce2"/>
          <table:table-cell table:number-columns-repeated="4"/>
          <table:table-cell table:style-name="ce50" office:value-type="string">
            <text:p>Winding – Fine Tuning</text:p>
          </table:table-cell>
          <table:table-cell table:style-name="ce51" table:number-columns-repeated="2"/>
        </table:table-row>
        <table:table-row table:style-name="ro1">
          <table:table-cell office:value-type="string">
            <text:p>Secondary Turns</text:p>
          </table:table-cell>
          <table:table-cell table:style-name="ce40" table:formula="of:=IF([.E11]*1&gt;0;[.E11];IF([.D11]*1&gt;0;[.D11];IF([.B13]*1&gt;0;TRUNC([$'Cascade Design'.B24]/[.B13]);0)))" office:value-type="float" office:value="18">
            <text:p>18</text:p>
          </table:table-cell>
          <table:table-cell table:formula="of:=IF([$'Transformer Details'.Q27]*1&gt;0;[$'Transformer Details'.Q27];0)" office:value-type="float" office:value="0">
            <text:p>0</text:p>
          </table:table-cell>
          <table:table-cell table:formula="of:=IF([.C11]*1&gt;0;TRUNC([.C11]+0.5);0)" office:value-type="float" office:value="0">
            <text:p>0</text:p>
          </table:table-cell>
          <table:table-cell table:style-name="ce2"/>
          <table:table-cell office:value-type="string">
            <text:p>Volts/Turn</text:p>
          </table:table-cell>
          <table:table-cell table:formula="of:=IF([.B11]*1&gt;0;[$'Cascade Design'.B24]/[.B11];0)" office:value-type="float" office:value="0.471333333333333">
            <text:p>0.4713333333</text:p>
          </table:table-cell>
          <table:table-cell table:number-columns-repeated="2"/>
          <table:table-cell table:style-name="ce51" table:number-columns-repeated="3"/>
        </table:table-row>
        <table:table-row table:style-name="ro2">
          <table:table-cell office:value-type="string">
            <text:p>Turns Ratio</text:p>
          </table:table-cell>
          <table:table-cell table:style-name="ce40" table:formula="of:=[.B11]/[.B10]" office:value-type="float" office:value="0.310344827586207">
            <text:p>0.3103448276</text:p>
          </table:table-cell>
          <table:table-cell table:number-columns-repeated="2"/>
          <table:table-cell table:style-name="ce2"/>
          <table:table-cell table:number-columns-repeated="4"/>
          <table:table-cell table:style-name="ce51" office:value-type="string">
            <text:p>Vbatt</text:p>
          </table:table-cell>
          <table:table-cell table:style-name="ce53" office:value-type="float" office:value="25">
            <text:p>25</text:p>
          </table:table-cell>
          <table:table-cell table:style-name="ce51"/>
        </table:table-row>
        <table:table-row table:style-name="ro2">
          <table:table-cell office:value-type="string">
            <text:p>Volts/turn</text:p>
          </table:table-cell>
          <table:table-cell table:style-name="ce39" table:formula="of:=IF([.B10]*1&gt;0;[$'Cascade Design'.B11]/[.B10];0)" office:value-type="float" office:value="0.456896551724138">
            <text:p>0.4568965517</text:p>
          </table:table-cell>
          <table:table-cell table:number-columns-repeated="7"/>
          <table:table-cell table:style-name="ce51" office:value-type="string">
            <text:p>Vout</text:p>
          </table:table-cell>
          <table:table-cell table:style-name="ce53" office:value-type="float" office:value="233">
            <text:p>233</text:p>
          </table:table-cell>
          <table:table-cell table:style-name="ce51"/>
        </table:table-row>
        <table:table-row table:style-name="ro1">
          <table:table-cell office:value-type="string">
            <text:p>Volts/turn (Max)</text:p>
          </table:table-cell>
          <table:table-cell table:style-name="ce41" table:formula="of:=[$'Cascade Design'.B12]/[.B10]" office:value-type="float" office:value="0.482758620689655">
            <text:p>0.4827586207</text:p>
          </table:table-cell>
          <table:table-cell table:number-columns-repeated="7"/>
          <table:table-cell table:style-name="ce51" office:value-type="string">
            <text:p>Turns Ratio</text:p>
          </table:table-cell>
          <table:table-cell table:style-name="ce51" table:formula="of:=[.K13]/[.K12]" office:value-type="float" office:value="9.32">
            <text:p>9.32</text:p>
          </table:table-cell>
          <table:table-cell table:style-name="ce51"/>
        </table:table-row>
        <table:table-row table:style-name="ro1">
          <table:table-cell office:value-type="string">
            <text:p>Volts/turn (Min)</text:p>
          </table:table-cell>
          <table:table-cell table:style-name="ce42" table:formula="of:=[$'Cascade Design'.B13]/[.B10]" office:value-type="float" office:value="0.413793103448276">
            <text:p>0.4137931034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table:number-columns-repeated="9"/>
          <table:table-cell table:style-name="ce51" office:value-type="string">
            <text:p>Vo @ Vbat = nom</text:p>
          </table:table-cell>
          <table:table-cell table:style-name="ce51" table:formula="of:=[$'Cascade Design'.B11]*[.K14]" office:value-type="float" office:value="246.98">
            <text:p>246.98</text:p>
          </table:table-cell>
          <table:table-cell table:style-name="ce51"/>
        </table:table-row>
        <table:table-row table:style-name="ro2">
          <table:table-cell office:value-type="string">
            <text:p>B (tesla)</text:p>
          </table:table-cell>
          <table:table-cell table:style-name="ce39" table:formula="of:=[.B13]/(4.44*50*[$'Transformer Details'.F14]/10000)" office:value-type="float" office:value="0.807095127581943">
            <text:p>0.8070951276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office:value-type="string">
            <text:p>B max (tesla)</text:p>
          </table:table-cell>
          <table:table-cell table:style-name="ce35" table:formula="of:=[.B14]/(4.44*50*[$'Transformer Details'.F14]/10000)" office:value-type="float" office:value="0.852779757445072">
            <text:p>0.8527797574</text:p>
          </table:table-cell>
          <table:table-cell table:number-columns-repeated="7"/>
          <table:table-cell table:style-name="ce52"/>
          <table:table-cell table:style-name="ce54" office:value-type="string">
            <text:p>Primary</text:p>
          </table:table-cell>
          <table:table-cell table:style-name="ce54" office:value-type="string">
            <text:p>Secondary</text:p>
          </table:table-cell>
        </table:table-row>
        <table:table-row table:style-name="ro4">
          <table:table-cell table:number-columns-repeated="9"/>
          <table:table-cell table:style-name="ce52" office:value-type="string">
            <text:p>Adjust Turns</text:p>
          </table:table-cell>
          <table:table-cell table:style-name="ce55" office:value-type="float" office:value="-1">
            <text:p>-1</text:p>
          </table:table-cell>
          <table:table-cell table:style-name="ce55" office:value-type="float" office:value="0">
            <text:p>0</text:p>
          </table:table-cell>
        </table:table-row>
        <table:table-row table:style-name="ro1">
          <table:table-cell office:value-type="string">
            <text:p>Vs </text:p>
          </table:table-cell>
          <table:table-cell table:style-name="ce43" table:formula="of:=[.B11]*[.B13]" office:value-type="float" office:value="8.22413793103448">
            <text:p>8.224137931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office:value-type="string">
            <text:p>Vs (max)</text:p>
          </table:table-cell>
          <table:table-cell table:style-name="ce43" table:formula="of:=[.B14]*[.B11]" office:value-type="float" office:value="8.68965517241379">
            <text:p>8.6896551724</text:p>
          </table:table-cell>
          <table:table-cell table:number-columns-repeated="7"/>
          <table:table-cell table:style-name="ce51" office:value-type="string">
            <text:p>Vo @ Vbat = nom</text:p>
          </table:table-cell>
          <table:table-cell table:style-name="ce51" table:formula="of:=[$'Cascade Design'.B11]*([.B11]+[.L19])/([.B10]+[.K19])" office:value-type="float" office:value="8.36842105263158">
            <text:p>8.3684210526</text:p>
          </table:table-cell>
          <table:table-cell table:style-name="ce51"/>
        </table:table-row>
        <table:table-row table:style-name="ro1">
          <table:table-cell office:value-type="string">
            <text:p>Vs (min)</text:p>
          </table:table-cell>
          <table:table-cell table:style-name="ce43" table:formula="of:=[.B11]*[.B15]" office:value-type="float" office:value="7.44827586206897">
            <text:p>7.4482758621</text:p>
          </table:table-cell>
          <table:table-cell table:number-columns-repeated="7"/>
          <table:table-cell table:style-name="ce51"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table:number-columns-repeated="9"/>
        </table:table-row>
        <table:table-row table:style-name="ro1">
          <table:table-cell office:value-type="string">
            <text:p>Turns</text:p>
          </table:table-cell>
          <table:table-cell table:style-name="ce43" table:formula="of:=[.B10]" office:value-type="float" office:value="58">
            <text:p>58</text:p>
          </table:table-cell>
          <table:table-cell table:style-name="ce43" table:formula="of:=[.B11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mm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mm2</text:p>
          </table:table-cell>
          <table:table-cell table:style-name="ce43" table:formula="of:=IF([$'Transformer Details'.P27]*1&gt;0;[$'Transformer Details'.P27];[.B29])" office:value-type="float" office:value="4">
            <text:p>4</text:p>
          </table:table-cell>
          <table:table-cell table:style-name="ce43" table:formula="of:=IF([$'Transformer Details'.R27]*1&gt;0;[$'Transformer Details'.R27];[.C29])"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Length of Winding</text:p>
          </table:table-cell>
          <table:table-cell table:style-name="ce43" table:formula="of:=[$'Transformer Details'.I12]*[.B28]" office:value-type="float" office:value="14500">
            <text:p>14500</text:p>
          </table:table-cell>
          <table:table-cell table:style-name="ce43" table:formula="of:=[$'Transformer Details'.I12]*[.C28]" office:value-type="float" office:value="4500">
            <text:p>4500</text:p>
          </table:table-cell>
          <table:table-cell table:number-columns-repeated="9"/>
        </table:table-row>
        <table:table-row table:style-name="ro1">
          <table:table-cell office:value-type="string">
            <text:p>Ohm /km</text:p>
          </table:table-cell>
          <table:table-cell table:style-name="ce43" table:formula="of:=22.5/[.B30]" office:value-type="float" office:value="5.625">
            <text:p>5.625</text:p>
          </table:table-cell>
          <table:table-cell table:style-name="ce43" table:formula="of:=22.5/[.C30]" office:value-type="float" office:value="5.625">
            <text:p>5.625</text:p>
          </table:table-cell>
          <table:table-cell table:number-columns-repeated="9"/>
        </table:table-row>
        <table:table-row table:style-name="ro2">
          <table:table-cell office:value-type="string">
            <text:p>num Conductors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u weight (kg)</text:p>
          </table:table-cell>
          <table:table-cell table:style-name="ce43" table:formula="of:=[.B30]/100*[.B31]/10*8.92/1000" office:value-type="float" office:value="0.51736">
            <text:p>0.51736</text:p>
          </table:table-cell>
          <table:table-cell table:style-name="ce43" table:formula="of:=[.C30]/100*[.C31]/10*8.92/1000" office:value-type="float" office:value="0.16056">
            <text:p>0.16056</text:p>
          </table:table-cell>
          <table:table-cell table:number-columns-repeated="9"/>
        </table:table-row>
        <table:table-row table:style-name="ro1">
          <table:table-cell office:value-type="string">
            <text:p>Ohms – winding</text:p>
          </table:table-cell>
          <table:table-cell table:style-name="ce43" table:formula="of:=[.B32]*([.B31]/1000000)/[.B33]" office:value-type="float" office:value="0.0815625">
            <text:p>0.0815625</text:p>
          </table:table-cell>
          <table:table-cell table:style-name="ce43" table:formula="of:=[.C32]*([.C31]/1000000)/[.C33]" office:value-type="float" office:value="0.0253125">
            <text:p>0.0253125</text:p>
          </table:table-cell>
          <table:table-cell table:number-columns-repeated="9"/>
        </table:table-row>
        <table:table-row table:style-name="ro1">
          <table:table-cell office:value-type="string">
            <text:p>reflecting Prim&gt;Sec Ohms</text:p>
          </table:table-cell>
          <table:table-cell/>
          <table:table-cell table:style-name="ce48" table:formula="of:=([.C28]/[.B28])*[.B35]" office:value-type="float" office:value="0.0253125">
            <text:p>0.0253125</text:p>
          </table:table-cell>
          <table:table-cell table:number-columns-repeated="9"/>
        </table:table-row>
        <table:table-row table:style-name="ro1">
          <table:table-cell office:value-type="string">
            <text:p>Total Ohms at Sec</text:p>
          </table:table-cell>
          <table:table-cell/>
          <table:table-cell table:style-name="ce48" table:formula="of:=[.C36]+[.C35]" office:value-type="float" office:value="0.050625">
            <text:p>0.05062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$'Cascade Design'.D24]" office:value-type="float" office:value="112.5">
            <text:p>112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40]*[.B$12]" office:value-type="float" office:value="5.81896551724138">
            <text:p>5.8</text:p>
          </table:table-cell>
          <table:table-cell table:style-name="ce45" table:formula="of:=[.B39]/([$'Cascade Design'.C$24])" office:value-type="float" office:value="18.75">
            <text:p>18.8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40]*1.414" office:value-type="float" office:value="8.22801724137931">
            <text:p>8.2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6" table:formula="of:=[.B40]*[.B40]*[.B$35]" office:value-type="float" office:value="2.76173558728448">
            <text:p>2.8</text:p>
          </table:table-cell>
          <table:table-cell table:style-name="ce46" table:formula="of:=[.C40]*[.C40]*[.C$35]" office:value-type="float" office:value="8.89892578125">
            <text:p>8.9</text:p>
          </table:table-cell>
          <table:table-cell/>
          <table:table-cell table:style-name="ce45" table:formula="of:=[.B42]+[.C42]" office:value-type="float" office:value="11.6606613685345">
            <text:p>11.7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9" table:formula="of:=[.C40]*[.C$37]" office:value-type="float" office:value="0.94921875">
            <text:p>0.9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39]/1.5"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46]*[.B$12]" office:value-type="float" office:value="3.87931034482759">
            <text:p>3.9</text:p>
          </table:table-cell>
          <table:table-cell table:style-name="ce45" table:formula="of:=[.B45]/([$'Cascade Design'.C$24])" office:value-type="float" office:value="12.5">
            <text:p>12.5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46]*1.414" office:value-type="float" office:value="5.48534482758621">
            <text:p>5.5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46]*[.B46]*[.B$35]" office:value-type="float" office:value="1.2274380387931">
            <text:p>1.2</text:p>
          </table:table-cell>
          <table:table-cell table:style-name="ce45" table:formula="of:=[.C46]*[.C46]*[.C$35]" office:value-type="float" office:value="3.955078125">
            <text:p>4.0</text:p>
          </table:table-cell>
          <table:table-cell/>
          <table:table-cell table:style-name="ce45" table:formula="of:=[.B48]+[.C48]" office:value-type="float" office:value="5.1825161637931">
            <text:p>5.2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46]*[.C$37]" office:value-type="float" office:value="0.6328125">
            <text:p>0.6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39]/3" office:value-type="float" office:value="37.5">
            <text:p>37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52]*[.B$12]" office:value-type="float" office:value="1.93965517241379">
            <text:p>1.9</text:p>
          </table:table-cell>
          <table:table-cell table:style-name="ce45" table:formula="of:=[.B51]/([$'Cascade Design'.C$24])" office:value-type="float" office:value="6.25">
            <text:p>6.3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52]*1.414" office:value-type="float" office:value="2.7426724137931">
            <text:p>2.7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52]*[.B52]*[.B$35]" office:value-type="float" office:value="0.306859509698276">
            <text:p>0.3</text:p>
          </table:table-cell>
          <table:table-cell table:style-name="ce45" table:formula="of:=[.C52]*[.C52]*[.C$35]" office:value-type="float" office:value="0.98876953125">
            <text:p>1.0</text:p>
          </table:table-cell>
          <table:table-cell/>
          <table:table-cell table:style-name="ce45" table:formula="of:=[.B54]+[.C54]" office:value-type="float" office:value="1.29562904094828">
            <text:p>1.3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52]*[.C$37]" office:value-type="float" office:value="0.31640625">
            <text:p>0.3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51]/3" office:value-type="float" office:value="12.5">
            <text:p>12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58]*[.B$12]" office:value-type="float" office:value="0.646551724137931">
            <text:p>0.6</text:p>
          </table:table-cell>
          <table:table-cell table:style-name="ce45" table:formula="of:=[.B57]/([$'Cascade Design'.C$24])" office:value-type="float" office:value="2.08333333333333">
            <text:p>2.1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58]*1.414" office:value-type="float" office:value="0.914224137931035">
            <text:p>0.9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58]*[.B58]*[.B$35]" office:value-type="float" office:value="0.0340955010775862">
            <text:p>0.0</text:p>
          </table:table-cell>
          <table:table-cell table:style-name="ce45" table:formula="of:=[.C58]*[.C58]*[.C$35]" office:value-type="float" office:value="0.10986328125">
            <text:p>0.1</text:p>
          </table:table-cell>
          <table:table-cell/>
          <table:table-cell table:style-name="ce45" table:formula="of:=[.B60]+[.C60]" office:value-type="float" office:value="0.143958782327586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58]*[.C$37]" office:value-type="float" office:value="0.10546875">
            <text:p>0.1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min-integer-digits="1"/>
      <number:text> W</number:text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10/03/2019</text:date>, <text:time>08:0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McKinnon</meta:initial-creator>
    <meta:creation-date>2015-05-02T20:47:32.07</meta:creation-date>
    <dc:date>2019-03-10T08:05:07.05</dc:date>
    <dc:creator>A M</dc:creator>
    <meta:editing-duration>P3DT12H36M38S</meta:editing-duration>
    <meta:editing-cycles>109</meta:editing-cycles>
    <meta:generator>OpenOffice/4.1.6$Win32 OpenOffice.org_project/416m1$Build-9790</meta:generator>
    <meta:document-statistic meta:table-count="6" meta:cell-count="781" meta:object-count="0"/>
  </office:meta>
</office:document-meta>
</file>